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/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494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072cm"/>
    </style:style>
    <style:style style:name="co5" style:family="table-column">
      <style:table-column-properties fo:break-before="auto" style:column-width="1.748cm"/>
    </style:style>
    <style:style style:name="co6" style:family="table-column">
      <style:table-column-properties fo:break-before="auto" style:column-width="1.729cm"/>
    </style:style>
    <style:style style:name="co7" style:family="table-column">
      <style:table-column-properties fo:break-before="auto" style:column-width="3.115cm"/>
    </style:style>
    <style:style style:name="co8" style:family="table-column">
      <style:table-column-properties fo:break-before="auto" style:column-width="4.025cm"/>
    </style:style>
    <style:style style:name="co9" style:family="table-column">
      <style:table-column-properties fo:break-before="auto" style:column-width="3.397cm"/>
    </style:style>
    <style:style style:name="co10" style:family="table-column">
      <style:table-column-properties fo:break-before="auto" style:column-width="3.314cm"/>
    </style:style>
    <style:style style:name="co11" style:family="table-column">
      <style:table-column-properties fo:break-before="auto" style:column-width="2.877cm"/>
    </style:style>
    <style:style style:name="co12" style:family="table-column">
      <style:table-column-properties fo:break-before="auto" style:column-width="3.069cm"/>
    </style:style>
    <style:style style:name="co13" style:family="table-column">
      <style:table-column-properties fo:break-before="auto" style:column-width="2.076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3.826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2.623cm"/>
    </style:style>
    <style:style style:name="co18" style:family="table-column">
      <style:table-column-properties fo:break-before="auto" style:column-width="2.815cm"/>
    </style:style>
    <style:style style:name="co19" style:family="table-column">
      <style:table-column-properties fo:break-before="auto" style:column-width="2.732cm"/>
    </style:style>
    <style:style style:name="co20" style:family="table-column">
      <style:table-column-properties fo:break-before="auto" style:column-width="3.307cm"/>
    </style:style>
    <style:style style:name="co21" style:family="table-column">
      <style:table-column-properties fo:break-before="auto" style:column-width="2.104cm"/>
    </style:style>
    <style:style style:name="co22" style:family="table-column">
      <style:table-column-properties fo:break-before="auto" style:column-width="3.334cm"/>
    </style:style>
    <style:style style:name="co23" style:family="table-column">
      <style:table-column-properties fo:break-before="auto" style:column-width="1.475cm"/>
    </style:style>
    <style:style style:name="co24" style:family="table-column">
      <style:table-column-properties fo:break-before="auto" style:column-width="3.089cm"/>
    </style:style>
    <style:style style:name="co25" style:family="table-column">
      <style:table-column-properties fo:break-before="auto" style:column-width="1.584cm"/>
    </style:style>
    <style:style style:name="co26" style:family="table-column">
      <style:table-column-properties fo:break-before="auto" style:column-width="3.034cm"/>
    </style:style>
    <style:style style:name="co27" style:family="table-column">
      <style:table-column-properties fo:break-before="auto" style:column-width="1.503cm"/>
    </style:style>
    <style:style style:name="co28" style:family="table-column">
      <style:table-column-properties fo:break-before="auto" style:column-width="2.706cm"/>
    </style:style>
    <style:style style:name="ro1" style:family="table-row">
      <style:table-row-properties style:row-height="0.631cm" fo:break-before="auto" style:use-optimal-row-height="false"/>
    </style:style>
    <style:style style:name="ro2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fo:language="en" fo:country="US" fo:font-weight="bold" style:font-name-asian="DejaVu Sans Condensed" style:font-size-asian="10pt" style:language-asian="en" style:country-asian="US" style:font-weight-asian="bold" style:font-name-complex="DejaVu Sans Condensed" style:font-size-complex="10pt" style:language-complex="en" style:country-complex="US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Cantarell" fo:font-size="6.40000009536743pt" fo:language="zxx" fo:country="none" style:font-name-asian="Cantarell" style:font-size-asian="6.40000009536743pt" style:language-asian="zxx" style:country-asian="none" style:font-name-complex="Cantarell" style:font-size-complex="6.40000009536743pt" style:language-complex="zxx" style:country-complex="none"/>
    </style:style>
    <style:style style:name="ce8" style:family="table-cell" style:parent-style-name="Default" style:data-style-name="N0"/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ext-properties style:font-name="Liberation sans"/>
    </style:style>
    <style:style style:name="ce11" style:family="table-cell" style:parent-style-name="Default" style:data-style-name="N1"/>
    <style:style style:name="ce12" style:family="table-cell" style:parent-style-name="Default">
      <style:text-properties fo:color="#1a1a1a" style:font-name="Cantarell" fo:font-size="6.40000009536743pt" fo:language="zxx" fo:country="none" style:font-name-asian="Cantarell" style:font-size-asian="6.40000009536743pt" style:language-asian="zxx" style:country-asian="none" style:font-name-complex="Cantarell" style:font-size-complex="6.40000009536743pt" style:language-complex="zxx" style:country-complex="non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DejaVu Sans Condense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4" table:number-columns-repeated="6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12"/>
        <table:table-column table:style-name="co19" table:default-cell-style-name="ce7"/>
        <table:table-column table:style-name="co14" table:number-columns-repeated="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4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default-cell-style-name="Default"/>
        <table:table-row table:style-name="ro1">
          <table:table-cell table:style-name="ce1" office:value-type="string" table:number-columns-spanned="2" table:number-rows-spanned="1">
            <text:p>Simulazione</text:p>
          </table:table-cell>
          <table:covered-table-cell table:style-name="ce2"/>
          <table:table-cell table:style-name="ce2" table:number-columns-repeated="11"/>
          <table:table-cell table:number-columns-repeated="6"/>
          <table:table-cell table:style-name="ce5" office:value-type="string" table:number-columns-spanned="2" table:number-rows-spanned="1">
            <text:p>Ritornati</text:p>
          </table:table-cell>
          <table:covered-table-cell table:style-name="ce9"/>
          <table:table-cell table:style-name="ce5" office:value-type="string" table:number-columns-spanned="2" table:number-rows-spanned="1">
            <text:p>Scaduti / delegati</text:p>
          </table:table-cell>
          <table:covered-table-cell table:style-name="ce10"/>
          <table:table-cell table:style-name="ce9" office:value-type="string" table:number-columns-spanned="3" table:number-rows-spanned="1">
            <text:p>TEMPO VF</text:p>
          </table:table-cell>
          <table:covered-table-cell table:number-columns-repeated="2" table:style-name="ce6"/>
          <table:table-cell table:style-name="ce9" office:value-type="string" table:number-columns-spanned="3" table:number-rows-spanned="1">
            <text:p>DATI TRASFERITI</text:p>
          </table:table-cell>
          <table:covered-table-cell table:number-columns-repeated="2" table:style-name="ce6"/>
          <table:table-cell/>
          <table:table-cell table:style-name="ce13" office:value-type="string" table:number-columns-spanned="2" table:number-rows-spanned="1">
            <text:p>DELEGHE USATE</text:p>
          </table:table-cell>
          <table:covered-table-cell/>
          <table:table-cell table:number-columns-repeated="2"/>
          <table:table-cell table:style-name="ce15" office:value-type="string" table:number-columns-spanned="2" table:number-rows-spanned="1">
            <text:p>TEMPO POP DIVERSA</text:p>
          </table:table-cell>
          <table:covered-table-cell/>
          <table:table-cell table:number-columns-repeated="12"/>
        </table:table-row>
        <table:table-row table:style-name="ro2">
          <table:table-cell table:style-name="ce2" office:value-type="string">
            <text:p>FG.rngSeed</text:p>
          </table:table-cell>
          <table:table-cell table:style-name="ce2" office:value-type="string">
            <text:p>MM.rngSeed</text:p>
          </table:table-cell>
          <table:table-cell table:style-name="ce2" office:value-type="string">
            <text:p>DelType</text:p>
          </table:table-cell>
          <table:table-cell table:style-name="ce2" office:value-type="string">
            <text:p>FDS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Deleghe</text:p>
          </table:table-cell>
          <table:table-cell table:style-name="ce2" office:value-type="string">
            <text:p>PendingDownCompletati</text:p>
          </table:table-cell>
          <table:table-cell table:style-name="ce2" office:value-type="string">
            <text:p>PendingDownScaduti</text:p>
          </table:table-cell>
          <table:table-cell table:style-name="ce2" office:value-type="string">
            <text:p>DownFWDScaduti</text:p>
          </table:table-cell>
          <table:table-cell table:style-name="ce2" office:value-type="string">
            <text:p>DownFWDTornati</text:p>
          </table:table-cell>
          <table:table-cell table:style-name="ce2" office:value-type="string">
            <text:p>VF Soddisfatto</text:p>
          </table:table-cell>
          <table:table-cell table:style-name="ce2" office:value-type="string">
            <text:p>TempoSimulato</text:p>
          </table:table-cell>
          <table:table-cell table:style-name="ce2" office:value-type="string">
            <text:p>Durata</text:p>
          </table:table-cell>
          <table:table-cell table:number-columns-repeated="6"/>
          <table:table-cell table:style-name="ce6" office:value-type="string">
            <text:p>M2MShare</text:p>
          </table:table-cell>
          <table:table-cell table:style-name="ce6" office:value-type="string">
            <text:p>Delegation_to_all</text:p>
          </table:table-cell>
          <table:table-cell table:style-name="ce6" office:value-type="string">
            <text:p>M2MShare</text:p>
          </table:table-cell>
          <table:table-cell table:style-name="ce6" office:value-type="string">
            <text:p>Delega a tutti</text:p>
          </table:table-cell>
          <table:table-cell table:style-name="ce6" office:value-type="string">
            <text:p>No_delegation</text:p>
          </table:table-cell>
          <table:table-cell table:style-name="ce6" office:value-type="string">
            <text:p>M2MShare</text:p>
          </table:table-cell>
          <table:table-cell table:style-name="ce6" office:value-type="string">
            <text:p>Delegation_to_all</text:p>
          </table:table-cell>
          <table:table-cell table:style-name="ce6" office:value-type="string">
            <text:p>No_delegation</text:p>
          </table:table-cell>
          <table:table-cell table:style-name="ce6" office:value-type="string">
            <text:p>M2MShare</text:p>
          </table:table-cell>
          <table:table-cell table:style-name="ce6" office:value-type="string">
            <text:p>Delegation_to_all</text:p>
          </table:table-cell>
          <table:table-cell/>
          <table:table-cell table:style-name="ce6" office:value-type="string">
            <text:p>M2MShare</text:p>
          </table:table-cell>
          <table:table-cell table:style-name="ce6" office:value-type="string">
            <text:p>Delegation_to_all</text:p>
          </table:table-cell>
          <table:table-cell/>
          <table:table-cell table:style-name="ce14" office:value-type="string">
            <text:p>n°Copie</text:p>
          </table:table-cell>
          <table:table-cell table:style-name="ce6" office:value-type="string">
            <text:p>M2MShare</text:p>
          </table:table-cell>
          <table:table-cell table:style-name="ce6" office:value-type="string">
            <text:p>Delegation_to_all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301264580">
            <text:p>30126458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0000">
            <text:p>3000000</text:p>
          </table:table-cell>
          <table:table-cell table:number-columns-repeated="5" office:value-type="float" office:value="0">
            <text:p>0</text:p>
          </table:table-cell>
          <table:table-cell office:value-type="float" office:value="100160.5">
            <text:p>100160,50</text:p>
          </table:table-cell>
          <table:table-cell office:value-type="float" office:value="100161">
            <text:p>100161,00</text:p>
          </table:table-cell>
          <table:table-cell office:value-type="float" office:value="1217.32">
            <text:p>1217,32</text:p>
          </table:table-cell>
          <table:table-cell table:number-columns-repeated="6"/>
          <table:table-cell table:formula="of:=IF(AND([.C3]=1;[.D3]=1);[.J3]/[.F3];&quot;&quot;)">
            <text:p/>
          </table:table-cell>
          <table:table-cell table:formula="of:=IF(([.C3]=2);[.J3]/[.F3];&quot;&quot;)">
            <text:p/>
          </table:table-cell>
          <table:table-cell table:formula="of:=IF(AND([.C3]=1;[.D3]=1);([.H3]+[.I3])/[.F3];&quot;&quot;)">
            <text:p/>
          </table:table-cell>
          <table:table-cell table:formula="of:=IF(([.C3]=2);([.H3]+[.I3])/[.F3];&quot;&quot;)">
            <text:p/>
          </table:table-cell>
          <table:table-cell table:formula="of:=IF(([.C3]=0);[.K3];&quot;&quot;)" office:value-type="float" office:value="100160.5">
            <text:p>100160,5</text:p>
          </table:table-cell>
          <table:table-cell table:formula="of:=IF(AND([.C3]=1;[.D3]=1);[.K3];&quot;&quot;)">
            <text:p/>
          </table:table-cell>
          <table:table-cell table:formula="of:=IF(([.C3]=2);[.K3];&quot;&quot;)">
            <text:p/>
          </table:table-cell>
          <table:table-cell table:formula="of:=IF([.C3]=0;[.E3];&quot;&quot;)" office:value-type="float" office:value="3000000">
            <text:p>3000000</text:p>
          </table:table-cell>
          <table:table-cell table:formula="of:=IF(AND([.C3]=1;[.D3]=1);[.E3];&quot;&quot;)">
            <text:p/>
          </table:table-cell>
          <table:table-cell table:formula="of:=IF([.C3]=2;[.E3];&quot;&quot;)">
            <text:p/>
          </table:table-cell>
          <table:table-cell table:number-columns-repeated="19"/>
        </table:table-row>
        <table:table-row table:style-name="ro2">
          <table:table-cell table:number-columns-repeated="2" office:value-type="float" office:value="301264580">
            <text:p>3012645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00000">
            <text:p>900000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16.92">
            <text:p>216,92</text:p>
          </table:table-cell>
          <table:table-cell table:number-columns-repeated="4"/>
          <table:table-cell office:value-type="string">
            <text:p>Durata Calcolo (ore)=</text:p>
          </table:table-cell>
          <table:table-cell table:formula="of:=SUM([.M3:.M175])/3600" office:value-type="float" office:value="32.0834638888889">
            <text:p>32,0834638889</text:p>
          </table:table-cell>
          <table:table-cell table:formula="of:=IF(AND([.C4]=1;[.D4]=1);[.J4]/[.F4];&quot;&quot;)">
            <text:p/>
          </table:table-cell>
          <table:table-cell table:formula="of:=IF(([.C4]=2);[.J4]/[.F4];&quot;&quot;)">
            <text:p/>
          </table:table-cell>
          <table:table-cell table:formula="of:=IF(AND([.C4]=1;[.D4]=1);([.H4]+[.I4])/[.F4];&quot;&quot;)">
            <text:p/>
          </table:table-cell>
          <table:table-cell table:formula="of:=IF(([.C4]=2);([.H4]+[.I4])/[.F4];&quot;&quot;)">
            <text:p/>
          </table:table-cell>
          <table:table-cell table:formula="of:=IF(([.C4]=0);[.K4];&quot;&quot;)">
            <text:p/>
          </table:table-cell>
          <table:table-cell table:formula="of:=IF(AND([.C4]=1;[.D4]=1);[.K4];&quot;&quot;)">
            <text:p/>
          </table:table-cell>
          <table:table-cell table:formula="of:=IF(([.C4]=2);[.K4];&quot;&quot;)">
            <text:p/>
          </table:table-cell>
          <table:table-cell table:formula="of:=IF([.C4]=0;[.E4];&quot;&quot;)">
            <text:p/>
          </table:table-cell>
          <table:table-cell table:formula="of:=IF(AND([.C4]=1;[.D4]=1);[.E4];&quot;&quot;)">
            <text:p/>
          </table:table-cell>
          <table:table-cell table:formula="of:=IF([.C4]=2;[.E4];&quot;&quot;)">
            <text:p/>
          </table:table-cell>
          <table:table-cell table:number-columns-repeated="19"/>
        </table:table-row>
        <table:table-row table:style-name="ro2">
          <table:table-cell table:number-columns-repeated="2" office:value-type="float" office:value="301264580">
            <text:p>301264580</text:p>
          </table:table-cell>
          <table:table-cell table:number-columns-repeated="2" office:value-type="float" office:value="1">
            <text:p>1</text:p>
          </table:table-cell>
          <table:table-cell office:value-type="float" office:value="9000000">
            <text:p>900000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05.68">
            <text:p>205,68</text:p>
          </table:table-cell>
          <table:table-cell table:number-columns-repeated="4"/>
          <table:table-cell office:value-type="string">
            <text:p>Durata Sim (giorni)=</text:p>
          </table:table-cell>
          <table:table-cell table:formula="of:=SUM([.L3:.L98])/(3600*24)" office:value-type="float" office:value="110.326458333333">
            <text:p>110,3264583333</text:p>
          </table:table-cell>
          <table:table-cell table:formula="of:=IF(AND([.C5]=1;[.D5]=1);[.J5]/[.F5];&quot;&quot;)" office:value-type="float" office:value="1">
            <text:p>1</text:p>
          </table:table-cell>
          <table:table-cell table:formula="of:=IF(([.C5]=2);[.J5]/[.F5];&quot;&quot;)">
            <text:p/>
          </table:table-cell>
          <table:table-cell table:formula="of:=IF(AND([.C5]=1;[.D5]=1);([.H5]+[.I5])/[.F5];&quot;&quot;)" office:value-type="float" office:value="0">
            <text:p>0</text:p>
          </table:table-cell>
          <table:table-cell table:formula="of:=IF(([.C5]=2);([.H5]+[.I5])/[.F5];&quot;&quot;)">
            <text:p/>
          </table:table-cell>
          <table:table-cell table:formula="of:=IF(([.C5]=0);[.K5];&quot;&quot;)">
            <text:p/>
          </table:table-cell>
          <table:table-cell table:formula="of:=IF(AND([.C5]=1;[.D5]=1);[.K5];&quot;&quot;)" office:value-type="float" office:value="12908.5">
            <text:p>12908,5</text:p>
          </table:table-cell>
          <table:table-cell table:formula="of:=IF(([.C5]=2);[.K5];&quot;&quot;)">
            <text:p/>
          </table:table-cell>
          <table:table-cell table:formula="of:=IF([.C5]=0;[.E5];&quot;&quot;)">
            <text:p/>
          </table:table-cell>
          <table:table-cell table:formula="of:=IF(AND([.C5]=1;[.D5]=1);[.E5];&quot;&quot;)" office:value-type="float" office:value="9000000">
            <text:p>9000000</text:p>
          </table:table-cell>
          <table:table-cell table:formula="of:=IF([.C5]=2;[.E5];&quot;&quot;)">
            <text:p/>
          </table:table-cell>
          <table:table-cell table:number-columns-repeated="19"/>
        </table:table-row>
        <table:table-row table:style-name="ro2">
          <table:table-cell table:number-columns-repeated="2" office:value-type="float" office:value="301264580">
            <text:p>3012645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000000">
            <text:p>900000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12.61">
            <text:p>212,61</text:p>
          </table:table-cell>
          <table:table-cell table:number-columns-repeated="6"/>
          <table:table-cell table:formula="of:=IF(AND([.C6]=1;[.D6]=1);[.J6]/[.F6];&quot;&quot;)">
            <text:p/>
          </table:table-cell>
          <table:table-cell table:formula="of:=IF(([.C6]=2);[.J6]/[.F6];&quot;&quot;)">
            <text:p/>
          </table:table-cell>
          <table:table-cell table:formula="of:=IF(AND([.C6]=1;[.D6]=1);([.H6]+[.I6])/[.F6];&quot;&quot;)">
            <text:p/>
          </table:table-cell>
          <table:table-cell table:formula="of:=IF(([.C6]=2);([.H6]+[.I6])/[.F6];&quot;&quot;)">
            <text:p/>
          </table:table-cell>
          <table:table-cell table:formula="of:=IF(([.C6]=0);[.K6];&quot;&quot;)">
            <text:p/>
          </table:table-cell>
          <table:table-cell table:formula="of:=IF(AND([.C6]=1;[.D6]=1);[.K6];&quot;&quot;)">
            <text:p/>
          </table:table-cell>
          <table:table-cell table:formula="of:=IF(([.C6]=2);[.K6];&quot;&quot;)">
            <text:p/>
          </table:table-cell>
          <table:table-cell table:formula="of:=IF([.C6]=0;[.E6];&quot;&quot;)">
            <text:p/>
          </table:table-cell>
          <table:table-cell table:formula="of:=IF(AND([.C6]=1;[.D6]=1);[.E6];&quot;&quot;)">
            <text:p/>
          </table:table-cell>
          <table:table-cell table:formula="of:=IF([.C6]=2;[.E6];&quot;&quot;)">
            <text:p/>
          </table:table-cell>
          <table:table-cell table:number-columns-repeated="19"/>
        </table:table-row>
        <table:table-row table:style-name="ro2">
          <table:table-cell table:number-columns-repeated="2" office:value-type="float" office:value="301264580">
            <text:p>3012645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125001">
            <text:p>912500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908.5">
            <text:p>12908,50</text:p>
          </table:table-cell>
          <table:table-cell office:value-type="float" office:value="12978">
            <text:p>12978,00</text:p>
          </table:table-cell>
          <table:table-cell office:value-type="float" office:value="208.53">
            <text:p>208,53</text:p>
          </table:table-cell>
          <table:table-cell table:number-columns-repeated="6"/>
          <table:table-cell table:formula="of:=IF(AND([.C7]=1;[.D7]=1);[.J7]/[.F7];&quot;&quot;)">
            <text:p/>
          </table:table-cell>
          <table:table-cell table:formula="of:=IF(([.C7]=2);[.J7]/[.F7];&quot;&quot;)" office:value-type="float" office:value="1">
            <text:p>1</text:p>
          </table:table-cell>
          <table:table-cell table:formula="of:=IF(AND([.C7]=1;[.D7]=1);([.H7]+[.I7])/[.F7];&quot;&quot;)">
            <text:p/>
          </table:table-cell>
          <table:table-cell table:formula="of:=IF(([.C7]=2);([.H7]+[.I7])/[.F7];&quot;&quot;)" office:value-type="float" office:value="0">
            <text:p>0</text:p>
          </table:table-cell>
          <table:table-cell table:formula="of:=IF(([.C7]=0);[.K7];&quot;&quot;)">
            <text:p/>
          </table:table-cell>
          <table:table-cell table:formula="of:=IF(AND([.C7]=1;[.D7]=1);[.K7];&quot;&quot;)">
            <text:p/>
          </table:table-cell>
          <table:table-cell table:formula="of:=IF(([.C7]=2);[.K7];&quot;&quot;)" office:value-type="float" office:value="12908.5">
            <text:p>12908,5</text:p>
          </table:table-cell>
          <table:table-cell table:formula="of:=IF([.C7]=0;[.E7];&quot;&quot;)">
            <text:p/>
          </table:table-cell>
          <table:table-cell table:formula="of:=IF(AND([.C7]=1;[.D7]=1);[.E7];&quot;&quot;)">
            <text:p/>
          </table:table-cell>
          <table:table-cell table:formula="of:=IF([.C7]=2;[.E7];&quot;&quot;)" office:value-type="float" office:value="9125001">
            <text:p>9125001</text:p>
          </table:table-cell>
          <table:table-cell table:number-columns-repeated="19"/>
        </table:table-row>
        <table:table-row table:style-name="ro2">
          <table:table-cell table:number-columns-repeated="2" office:value-type="float" office:value="1701937813">
            <text:p>17019378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25002">
            <text:p>362500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94657">
            <text:p>194657,00</text:p>
          </table:table-cell>
          <table:table-cell office:value-type="float" office:value="3059.57">
            <text:p>3059,57</text:p>
          </table:table-cell>
          <table:table-cell table:number-columns-repeated="6"/>
          <table:table-cell table:formula="of:=IF(AND([.C8]=1;[.D8]=1);[.J8]/[.F8];&quot;&quot;)">
            <text:p/>
          </table:table-cell>
          <table:table-cell table:formula="of:=IF(([.C8]=2);[.J8]/[.F8];&quot;&quot;)">
            <text:p/>
          </table:table-cell>
          <table:table-cell table:formula="of:=IF(AND([.C8]=1;[.D8]=1);([.H8]+[.I8])/[.F8];&quot;&quot;)">
            <text:p/>
          </table:table-cell>
          <table:table-cell table:formula="of:=IF(([.C8]=2);([.H8]+[.I8])/[.F8];&quot;&quot;)">
            <text:p/>
          </table:table-cell>
          <table:table-cell table:formula="of:=IF(([.C8]=0);[.K8];&quot;&quot;)" office:value-type="float" office:value="194657">
            <text:p>194657</text:p>
          </table:table-cell>
          <table:table-cell table:formula="of:=IF(AND([.C8]=1;[.D8]=1);[.K8];&quot;&quot;)">
            <text:p/>
          </table:table-cell>
          <table:table-cell table:formula="of:=IF(([.C8]=2);[.K8];&quot;&quot;)">
            <text:p/>
          </table:table-cell>
          <table:table-cell table:formula="of:=IF([.C8]=0;[.E8];&quot;&quot;)" office:value-type="float" office:value="3625002">
            <text:p>3625002</text:p>
          </table:table-cell>
          <table:table-cell table:formula="of:=IF(AND([.C8]=1;[.D8]=1);[.E8];&quot;&quot;)">
            <text:p/>
          </table:table-cell>
          <table:table-cell table:formula="of:=IF([.C8]=2;[.E8];&quot;&quot;)">
            <text:p/>
          </table:table-cell>
          <table:table-cell table:number-columns-repeated="19"/>
        </table:table-row>
        <table:table-row table:style-name="ro2">
          <table:table-cell table:number-columns-repeated="2" office:value-type="float" office:value="1701937813">
            <text:p>1701937813</text:p>
          </table:table-cell>
          <table:table-cell table:number-columns-repeated="2" office:value-type="float" office:value="1">
            <text:p>1</text:p>
          </table:table-cell>
          <table:table-cell office:value-type="float" office:value="18375020">
            <text:p>183750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2430">
            <text:p>42430,00</text:p>
          </table:table-cell>
          <table:table-cell office:value-type="float" office:value="209529">
            <text:p>209529,00</text:p>
          </table:table-cell>
          <table:table-cell office:value-type="float" office:value="3483.19">
            <text:p>3483,19</text:p>
          </table:table-cell>
          <table:table-cell table:number-columns-repeated="6"/>
          <table:table-cell table:formula="of:=IF(AND([.C9]=1;[.D9]=1);[.J9]/[.F9];&quot;&quot;)" office:value-type="float" office:value="0.4">
            <text:p>0,4</text:p>
          </table:table-cell>
          <table:table-cell table:formula="of:=IF(([.C9]=2);[.J9]/[.F9];&quot;&quot;)">
            <text:p/>
          </table:table-cell>
          <table:table-cell table:formula="of:=IF(AND([.C9]=1;[.D9]=1);([.H9]+[.I9])/[.F9];&quot;&quot;)" office:value-type="float" office:value="0.6">
            <text:p>0,6</text:p>
          </table:table-cell>
          <table:table-cell table:formula="of:=IF(([.C9]=2);([.H9]+[.I9])/[.F9];&quot;&quot;)">
            <text:p/>
          </table:table-cell>
          <table:table-cell table:formula="of:=IF(([.C9]=0);[.K9];&quot;&quot;)">
            <text:p/>
          </table:table-cell>
          <table:table-cell table:formula="of:=IF(AND([.C9]=1;[.D9]=1);[.K9];&quot;&quot;)" office:value-type="float" office:value="42430">
            <text:p>42430</text:p>
          </table:table-cell>
          <table:table-cell table:formula="of:=IF(([.C9]=2);[.K9];&quot;&quot;)">
            <text:p/>
          </table:table-cell>
          <table:table-cell table:formula="of:=IF([.C9]=0;[.E9];&quot;&quot;)">
            <text:p/>
          </table:table-cell>
          <table:table-cell table:formula="of:=IF(AND([.C9]=1;[.D9]=1);[.E9];&quot;&quot;)" office:value-type="float" office:value="18375020">
            <text:p>18375020</text:p>
          </table:table-cell>
          <table:table-cell table:formula="of:=IF([.C9]=2;[.E9];&quot;&quot;)">
            <text:p/>
          </table:table-cell>
          <table:table-cell table:number-columns-repeated="19"/>
        </table:table-row>
        <table:table-row table:style-name="ro2">
          <table:table-cell table:number-columns-repeated="2" office:value-type="float" office:value="1701937813">
            <text:p>17019378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750022">
            <text:p>2475002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2430">
            <text:p>42430,00</text:p>
          </table:table-cell>
          <table:table-cell office:value-type="float" office:value="211938">
            <text:p>211938,00</text:p>
          </table:table-cell>
          <table:table-cell office:value-type="float" office:value="3490.04">
            <text:p>3490,04</text:p>
          </table:table-cell>
          <table:table-cell table:number-columns-repeated="6"/>
          <table:table-cell table:formula="of:=IF(AND([.C10]=1;[.D10]=1);[.J10]/[.F10];&quot;&quot;)">
            <text:p/>
          </table:table-cell>
          <table:table-cell table:formula="of:=IF(([.C10]=2);[.J10]/[.F10];&quot;&quot;)" office:value-type="float" office:value="0.285714285714286">
            <text:p>0,2857142857</text:p>
          </table:table-cell>
          <table:table-cell table:formula="of:=IF(AND([.C10]=1;[.D10]=1);([.H10]+[.I10])/[.F10];&quot;&quot;)">
            <text:p/>
          </table:table-cell>
          <table:table-cell table:formula="of:=IF(([.C10]=2);([.H10]+[.I10])/[.F10];&quot;&quot;)" office:value-type="float" office:value="0.714285714285714">
            <text:p>0,7142857143</text:p>
          </table:table-cell>
          <table:table-cell table:formula="of:=IF(([.C10]=0);[.K10];&quot;&quot;)">
            <text:p/>
          </table:table-cell>
          <table:table-cell table:formula="of:=IF(AND([.C10]=1;[.D10]=1);[.K10];&quot;&quot;)">
            <text:p/>
          </table:table-cell>
          <table:table-cell table:formula="of:=IF(([.C10]=2);[.K10];&quot;&quot;)" office:value-type="float" office:value="42430">
            <text:p>42430</text:p>
          </table:table-cell>
          <table:table-cell table:formula="of:=IF([.C10]=0;[.E10];&quot;&quot;)">
            <text:p/>
          </table:table-cell>
          <table:table-cell table:formula="of:=IF(AND([.C10]=1;[.D10]=1);[.E10];&quot;&quot;)">
            <text:p/>
          </table:table-cell>
          <table:table-cell table:formula="of:=IF([.C10]=2;[.E10];&quot;&quot;)" office:value-type="float" office:value="24750022">
            <text:p>24750022</text:p>
          </table:table-cell>
          <table:table-cell table:number-columns-repeated="19"/>
        </table:table-row>
        <table:table-row table:style-name="ro2">
          <table:table-cell table:number-columns-repeated="2" office:value-type="float" office:value="1701937813">
            <text:p>17019378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375015">
            <text:p>183750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2430">
            <text:p>42430,00</text:p>
          </table:table-cell>
          <table:table-cell office:value-type="float" office:value="209529">
            <text:p>209529,00</text:p>
          </table:table-cell>
          <table:table-cell office:value-type="float" office:value="3495.47">
            <text:p>3495,47</text:p>
          </table:table-cell>
          <table:table-cell table:number-columns-repeated="6"/>
          <table:table-cell table:formula="of:=IF(AND([.C11]=1;[.D11]=1);[.J11]/[.F11];&quot;&quot;)">
            <text:p/>
          </table:table-cell>
          <table:table-cell table:formula="of:=IF(([.C11]=2);[.J11]/[.F11];&quot;&quot;)">
            <text:p/>
          </table:table-cell>
          <table:table-cell table:formula="of:=IF(AND([.C11]=1;[.D11]=1);([.H11]+[.I11])/[.F11];&quot;&quot;)">
            <text:p/>
          </table:table-cell>
          <table:table-cell table:formula="of:=IF(([.C11]=2);([.H11]+[.I11])/[.F11];&quot;&quot;)">
            <text:p/>
          </table:table-cell>
          <table:table-cell table:formula="of:=IF(([.C11]=0);[.K11];&quot;&quot;)">
            <text:p/>
          </table:table-cell>
          <table:table-cell table:formula="of:=IF(AND([.C11]=1;[.D11]=1);[.K11];&quot;&quot;)">
            <text:p/>
          </table:table-cell>
          <table:table-cell table:formula="of:=IF(([.C11]=2);[.K11];&quot;&quot;)">
            <text:p/>
          </table:table-cell>
          <table:table-cell table:formula="of:=IF([.C11]=0;[.E11];&quot;&quot;)">
            <text:p/>
          </table:table-cell>
          <table:table-cell table:formula="of:=IF(AND([.C11]=1;[.D11]=1);[.E11];&quot;&quot;)">
            <text:p/>
          </table:table-cell>
          <table:table-cell table:formula="of:=IF([.C11]=2;[.E11];&quot;&quot;)">
            <text:p/>
          </table:table-cell>
          <table:table-cell table:number-columns-repeated="19"/>
        </table:table-row>
        <table:table-row table:style-name="ro2">
          <table:table-cell table:number-columns-repeated="2" office:value-type="float" office:value="1701937813">
            <text:p>17019378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946503">
            <text:p>1794650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2430">
            <text:p>42430,00</text:p>
          </table:table-cell>
          <table:table-cell office:value-type="float" office:value="209528">
            <text:p>209528,00</text:p>
          </table:table-cell>
          <table:table-cell office:value-type="float" office:value="3509.78">
            <text:p>3509,78</text:p>
          </table:table-cell>
          <table:table-cell table:number-columns-repeated="6"/>
          <table:table-cell table:formula="of:=IF(AND([.C12]=1;[.D12]=1);[.J12]/[.F12];&quot;&quot;)">
            <text:p/>
          </table:table-cell>
          <table:table-cell table:formula="of:=IF(([.C12]=2);[.J12]/[.F12];&quot;&quot;)">
            <text:p/>
          </table:table-cell>
          <table:table-cell table:formula="of:=IF(AND([.C12]=1;[.D12]=1);([.H12]+[.I12])/[.F12];&quot;&quot;)">
            <text:p/>
          </table:table-cell>
          <table:table-cell table:formula="of:=IF(([.C12]=2);([.H12]+[.I12])/[.F12];&quot;&quot;)">
            <text:p/>
          </table:table-cell>
          <table:table-cell table:formula="of:=IF(([.C12]=0);[.K12];&quot;&quot;)">
            <text:p/>
          </table:table-cell>
          <table:table-cell table:formula="of:=IF(AND([.C12]=1;[.D12]=1);[.K12];&quot;&quot;)">
            <text:p/>
          </table:table-cell>
          <table:table-cell table:formula="of:=IF(([.C12]=2);[.K12];&quot;&quot;)">
            <text:p/>
          </table:table-cell>
          <table:table-cell table:formula="of:=IF([.C12]=0;[.E12];&quot;&quot;)">
            <text:p/>
          </table:table-cell>
          <table:table-cell table:formula="of:=IF(AND([.C12]=1;[.D12]=1);[.E12];&quot;&quot;)">
            <text:p/>
          </table:table-cell>
          <table:table-cell table:formula="of:=IF([.C12]=2;[.E12];&quot;&quot;)">
            <text:p/>
          </table:table-cell>
          <table:table-cell table:number-columns-repeated="19"/>
        </table:table-row>
        <table:table-row table:style-name="ro2">
          <table:table-cell table:number-columns-repeated="2" office:value-type="float" office:value="634729389">
            <text:p>634729389</text:p>
          </table:table-cell>
          <table:table-cell table:number-columns-repeated="2" office:value-type="float" office:value="1">
            <text:p>1</text:p>
          </table:table-cell>
          <table:table-cell office:value-type="float" office:value="26718762">
            <text:p>2671876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39590">
            <text:p>39590,00</text:p>
          </table:table-cell>
          <table:table-cell office:value-type="float" office:value="209408">
            <text:p>209408,00</text:p>
          </table:table-cell>
          <table:table-cell office:value-type="float" office:value="2258.34">
            <text:p>2258,34</text:p>
          </table:table-cell>
          <table:table-cell table:number-columns-repeated="6"/>
          <table:table-cell table:formula="of:=IF(AND([.C13]=1;[.D13]=1);[.J13]/[.F13];&quot;&quot;)" office:value-type="float" office:value="0.428571428571429">
            <text:p>0,4285714286</text:p>
          </table:table-cell>
          <table:table-cell table:formula="of:=IF(([.C13]=2);[.J13]/[.F13];&quot;&quot;)">
            <text:p/>
          </table:table-cell>
          <table:table-cell table:formula="of:=IF(AND([.C13]=1;[.D13]=1);([.H13]+[.I13])/[.F13];&quot;&quot;)" office:value-type="float" office:value="0.571428571428571">
            <text:p>0,5714285714</text:p>
          </table:table-cell>
          <table:table-cell table:formula="of:=IF(([.C13]=2);([.H13]+[.I13])/[.F13];&quot;&quot;)">
            <text:p/>
          </table:table-cell>
          <table:table-cell table:formula="of:=IF(([.C13]=0);[.K13];&quot;&quot;)">
            <text:p/>
          </table:table-cell>
          <table:table-cell table:formula="of:=IF(AND([.C13]=1;[.D13]=1);[.K13];&quot;&quot;)" office:value-type="float" office:value="39590">
            <text:p>39590</text:p>
          </table:table-cell>
          <table:table-cell table:formula="of:=IF(([.C13]=2);[.K13];&quot;&quot;)">
            <text:p/>
          </table:table-cell>
          <table:table-cell table:formula="of:=IF([.C13]=0;[.E13];&quot;&quot;)">
            <text:p/>
          </table:table-cell>
          <table:table-cell table:formula="of:=IF(AND([.C13]=1;[.D13]=1);[.E13];&quot;&quot;)" office:value-type="float" office:value="26718762">
            <text:p>26718762</text:p>
          </table:table-cell>
          <table:table-cell table:formula="of:=IF([.C13]=2;[.E13];&quot;&quot;)">
            <text:p/>
          </table:table-cell>
          <table:table-cell table:number-columns-repeated="19"/>
        </table:table-row>
        <table:table-row table:style-name="ro2">
          <table:table-cell table:number-columns-repeated="2" office:value-type="float" office:value="634729389">
            <text:p>6347293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375022">
            <text:p>2937502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9590">
            <text:p>39590,00</text:p>
          </table:table-cell>
          <table:table-cell office:value-type="float" office:value="209409">
            <text:p>209409,00</text:p>
          </table:table-cell>
          <table:table-cell office:value-type="float" office:value="2170.11">
            <text:p>2170,11</text:p>
          </table:table-cell>
          <table:table-cell table:number-columns-repeated="6"/>
          <table:table-cell table:formula="of:=IF(AND([.C14]=1;[.D14]=1);[.J14]/[.F14];&quot;&quot;)">
            <text:p/>
          </table:table-cell>
          <table:table-cell table:formula="of:=IF(([.C14]=2);[.J14]/[.F14];&quot;&quot;)">
            <text:p/>
          </table:table-cell>
          <table:table-cell table:formula="of:=IF(AND([.C14]=1;[.D14]=1);([.H14]+[.I14])/[.F14];&quot;&quot;)">
            <text:p/>
          </table:table-cell>
          <table:table-cell table:formula="of:=IF(([.C14]=2);([.H14]+[.I14])/[.F14];&quot;&quot;)">
            <text:p/>
          </table:table-cell>
          <table:table-cell table:formula="of:=IF(([.C14]=0);[.K14];&quot;&quot;)">
            <text:p/>
          </table:table-cell>
          <table:table-cell table:formula="of:=IF(AND([.C14]=1;[.D14]=1);[.K14];&quot;&quot;)">
            <text:p/>
          </table:table-cell>
          <table:table-cell table:formula="of:=IF(([.C14]=2);[.K14];&quot;&quot;)">
            <text:p/>
          </table:table-cell>
          <table:table-cell table:formula="of:=IF([.C14]=0;[.E14];&quot;&quot;)">
            <text:p/>
          </table:table-cell>
          <table:table-cell table:formula="of:=IF(AND([.C14]=1;[.D14]=1);[.E14];&quot;&quot;)">
            <text:p/>
          </table:table-cell>
          <table:table-cell table:formula="of:=IF([.C14]=2;[.E14];&quot;&quot;)">
            <text:p/>
          </table:table-cell>
          <table:table-cell table:number-columns-repeated="19"/>
        </table:table-row>
        <table:table-row table:style-name="ro2">
          <table:table-cell table:number-columns-repeated="2" office:value-type="float" office:value="634729389">
            <text:p>6347293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720717">
            <text:p>2572071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39590">
            <text:p>39590,00</text:p>
          </table:table-cell>
          <table:table-cell office:value-type="float" office:value="209408">
            <text:p>209408,00</text:p>
          </table:table-cell>
          <table:table-cell office:value-type="float" office:value="2230.27">
            <text:p>2230,27</text:p>
          </table:table-cell>
          <table:table-cell table:number-columns-repeated="6"/>
          <table:table-cell table:formula="of:=IF(AND([.C15]=1;[.D15]=1);[.J15]/[.F15];&quot;&quot;)">
            <text:p/>
          </table:table-cell>
          <table:table-cell table:formula="of:=IF(([.C15]=2);[.J15]/[.F15];&quot;&quot;)">
            <text:p/>
          </table:table-cell>
          <table:table-cell table:formula="of:=IF(AND([.C15]=1;[.D15]=1);([.H15]+[.I15])/[.F15];&quot;&quot;)">
            <text:p/>
          </table:table-cell>
          <table:table-cell table:formula="of:=IF(([.C15]=2);([.H15]+[.I15])/[.F15];&quot;&quot;)">
            <text:p/>
          </table:table-cell>
          <table:table-cell table:formula="of:=IF(([.C15]=0);[.K15];&quot;&quot;)">
            <text:p/>
          </table:table-cell>
          <table:table-cell table:formula="of:=IF(AND([.C15]=1;[.D15]=1);[.K15];&quot;&quot;)">
            <text:p/>
          </table:table-cell>
          <table:table-cell table:formula="of:=IF(([.C15]=2);[.K15];&quot;&quot;)">
            <text:p/>
          </table:table-cell>
          <table:table-cell table:formula="of:=IF([.C15]=0;[.E15];&quot;&quot;)">
            <text:p/>
          </table:table-cell>
          <table:table-cell table:formula="of:=IF(AND([.C15]=1;[.D15]=1);[.E15];&quot;&quot;)">
            <text:p/>
          </table:table-cell>
          <table:table-cell table:formula="of:=IF([.C15]=2;[.E15];&quot;&quot;)">
            <text:p/>
          </table:table-cell>
          <table:table-cell table:number-columns-repeated="19"/>
        </table:table-row>
        <table:table-row table:style-name="ro2">
          <table:table-cell table:number-columns-repeated="2" office:value-type="float" office:value="634729389">
            <text:p>63472938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249996">
            <text:p>3249996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36823">
            <text:p>136823,00</text:p>
          </table:table-cell>
          <table:table-cell office:value-type="float" office:value="1385.95">
            <text:p>1385,95</text:p>
          </table:table-cell>
          <table:table-cell table:number-columns-repeated="6"/>
          <table:table-cell table:formula="of:=IF(AND([.C16]=1;[.D16]=1);[.J16]/[.F16];&quot;&quot;)">
            <text:p/>
          </table:table-cell>
          <table:table-cell table:formula="of:=IF(([.C16]=2);[.J16]/[.F16];&quot;&quot;)">
            <text:p/>
          </table:table-cell>
          <table:table-cell table:formula="of:=IF(AND([.C16]=1;[.D16]=1);([.H16]+[.I16])/[.F16];&quot;&quot;)">
            <text:p/>
          </table:table-cell>
          <table:table-cell table:formula="of:=IF(([.C16]=2);([.H16]+[.I16])/[.F16];&quot;&quot;)">
            <text:p/>
          </table:table-cell>
          <table:table-cell table:formula="of:=IF(([.C16]=0);[.K16];&quot;&quot;)" office:value-type="float" office:value="136823">
            <text:p>136823</text:p>
          </table:table-cell>
          <table:table-cell table:formula="of:=IF(AND([.C16]=1;[.D16]=1);[.K16];&quot;&quot;)">
            <text:p/>
          </table:table-cell>
          <table:table-cell table:formula="of:=IF(([.C16]=2);[.K16];&quot;&quot;)">
            <text:p/>
          </table:table-cell>
          <table:table-cell table:formula="of:=IF([.C16]=0;[.E16];&quot;&quot;)" office:value-type="float" office:value="3249996">
            <text:p>3249996</text:p>
          </table:table-cell>
          <table:table-cell table:formula="of:=IF(AND([.C16]=1;[.D16]=1);[.E16];&quot;&quot;)">
            <text:p/>
          </table:table-cell>
          <table:table-cell table:formula="of:=IF([.C16]=2;[.E16];&quot;&quot;)">
            <text:p/>
          </table:table-cell>
          <table:table-cell table:number-columns-repeated="19"/>
        </table:table-row>
        <table:table-row table:style-name="ro2">
          <table:table-cell table:number-columns-repeated="2" office:value-type="float" office:value="634729389">
            <text:p>6347293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906230">
            <text:p>2690623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39590">
            <text:p>39590,00</text:p>
          </table:table-cell>
          <table:table-cell office:value-type="float" office:value="209398">
            <text:p>209398,00</text:p>
          </table:table-cell>
          <table:table-cell office:value-type="float" office:value="2190.15">
            <text:p>2190,15</text:p>
          </table:table-cell>
          <table:table-cell table:number-columns-repeated="6"/>
          <table:table-cell table:formula="of:=IF(AND([.C17]=1;[.D17]=1);[.J17]/[.F17];&quot;&quot;)">
            <text:p/>
          </table:table-cell>
          <table:table-cell table:formula="of:=IF(([.C17]=2);[.J17]/[.F17];&quot;&quot;)" office:value-type="float" office:value="0.428571428571429">
            <text:p>0,4285714286</text:p>
          </table:table-cell>
          <table:table-cell table:formula="of:=IF(AND([.C17]=1;[.D17]=1);([.H17]+[.I17])/[.F17];&quot;&quot;)">
            <text:p/>
          </table:table-cell>
          <table:table-cell table:formula="of:=IF(([.C17]=2);([.H17]+[.I17])/[.F17];&quot;&quot;)" office:value-type="float" office:value="0.571428571428571">
            <text:p>0,5714285714</text:p>
          </table:table-cell>
          <table:table-cell table:formula="of:=IF(([.C17]=0);[.K17];&quot;&quot;)">
            <text:p/>
          </table:table-cell>
          <table:table-cell table:formula="of:=IF(AND([.C17]=1;[.D17]=1);[.K17];&quot;&quot;)">
            <text:p/>
          </table:table-cell>
          <table:table-cell table:formula="of:=IF(([.C17]=2);[.K17];&quot;&quot;)" office:value-type="float" office:value="39590">
            <text:p>39590</text:p>
          </table:table-cell>
          <table:table-cell table:formula="of:=IF([.C17]=0;[.E17];&quot;&quot;)">
            <text:p/>
          </table:table-cell>
          <table:table-cell table:formula="of:=IF(AND([.C17]=1;[.D17]=1);[.E17];&quot;&quot;)">
            <text:p/>
          </table:table-cell>
          <table:table-cell table:formula="of:=IF([.C17]=2;[.E17];&quot;&quot;)" office:value-type="float" office:value="26906230">
            <text:p>26906230</text:p>
          </table:table-cell>
          <table:table-cell table:number-columns-repeated="19"/>
        </table:table-row>
        <table:table-row table:style-name="ro2">
          <table:table-cell table:number-columns-repeated="2" office:value-type="float" office:value="1800697079">
            <text:p>18006970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0000">
            <text:p>300000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08264">
            <text:p>208264,00</text:p>
          </table:table-cell>
          <table:table-cell office:value-type="float" office:value="2139.49">
            <text:p>2139,49</text:p>
          </table:table-cell>
          <table:table-cell table:number-columns-repeated="6"/>
          <table:table-cell table:formula="of:=IF(AND([.C18]=1;[.D18]=1);[.J18]/[.F18];&quot;&quot;)">
            <text:p/>
          </table:table-cell>
          <table:table-cell table:formula="of:=IF(([.C18]=2);[.J18]/[.F18];&quot;&quot;)">
            <text:p/>
          </table:table-cell>
          <table:table-cell table:formula="of:=IF(AND([.C18]=1;[.D18]=1);([.H18]+[.I18])/[.F18];&quot;&quot;)">
            <text:p/>
          </table:table-cell>
          <table:table-cell table:formula="of:=IF(([.C18]=2);([.H18]+[.I18])/[.F18];&quot;&quot;)">
            <text:p/>
          </table:table-cell>
          <table:table-cell table:formula="of:=IF(([.C18]=0);[.K18];&quot;&quot;)" office:value-type="float" office:value="208264">
            <text:p>208264</text:p>
          </table:table-cell>
          <table:table-cell table:formula="of:=IF(AND([.C18]=1;[.D18]=1);[.K18];&quot;&quot;)">
            <text:p/>
          </table:table-cell>
          <table:table-cell table:formula="of:=IF(([.C18]=2);[.K18];&quot;&quot;)">
            <text:p/>
          </table:table-cell>
          <table:table-cell table:formula="of:=IF([.C18]=0;[.E18];&quot;&quot;)" office:value-type="float" office:value="3000000">
            <text:p>3000000</text:p>
          </table:table-cell>
          <table:table-cell table:formula="of:=IF(AND([.C18]=1;[.D18]=1);[.E18];&quot;&quot;)">
            <text:p/>
          </table:table-cell>
          <table:table-cell table:formula="of:=IF([.C18]=2;[.E18];&quot;&quot;)">
            <text:p/>
          </table:table-cell>
          <table:table-cell table:number-columns-repeated="19"/>
        </table:table-row>
        <table:table-row table:style-name="ro2">
          <table:table-cell table:number-columns-repeated="2" office:value-type="float" office:value="1800697079">
            <text:p>1800697079</text:p>
          </table:table-cell>
          <table:table-cell table:number-columns-repeated="2" office:value-type="float" office:value="1">
            <text:p>1</text:p>
          </table:table-cell>
          <table:table-cell office:value-type="float" office:value="56749996">
            <text:p>56749996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5300">
            <text:p>105300,00</text:p>
          </table:table-cell>
          <table:table-cell office:value-type="float" office:value="205708">
            <text:p>205708,00</text:p>
          </table:table-cell>
          <table:table-cell office:value-type="float" office:value="2132.93">
            <text:p>2132,93</text:p>
          </table:table-cell>
          <table:table-cell table:number-columns-repeated="6"/>
          <table:table-cell table:formula="of:=IF(AND([.C19]=1;[.D19]=1);[.J19]/[.F19];&quot;&quot;)" office:value-type="float" office:value="0.631578947368421">
            <text:p>0,6315789474</text:p>
          </table:table-cell>
          <table:table-cell table:formula="of:=IF(([.C19]=2);[.J19]/[.F19];&quot;&quot;)">
            <text:p/>
          </table:table-cell>
          <table:table-cell table:formula="of:=IF(AND([.C19]=1;[.D19]=1);([.H19]+[.I19])/[.F19];&quot;&quot;)" office:value-type="float" office:value="0.368421052631579">
            <text:p>0,3684210526</text:p>
          </table:table-cell>
          <table:table-cell table:formula="of:=IF(([.C19]=2);([.H19]+[.I19])/[.F19];&quot;&quot;)">
            <text:p/>
          </table:table-cell>
          <table:table-cell table:formula="of:=IF(([.C19]=0);[.K19];&quot;&quot;)">
            <text:p/>
          </table:table-cell>
          <table:table-cell table:formula="of:=IF(AND([.C19]=1;[.D19]=1);[.K19];&quot;&quot;)" office:value-type="float" office:value="105300">
            <text:p>105300</text:p>
          </table:table-cell>
          <table:table-cell table:formula="of:=IF(([.C19]=2);[.K19];&quot;&quot;)">
            <text:p/>
          </table:table-cell>
          <table:table-cell table:formula="of:=IF([.C19]=0;[.E19];&quot;&quot;)">
            <text:p/>
          </table:table-cell>
          <table:table-cell table:formula="of:=IF(AND([.C19]=1;[.D19]=1);[.E19];&quot;&quot;)" office:value-type="float" office:value="56749996">
            <text:p>56749996</text:p>
          </table:table-cell>
          <table:table-cell table:formula="of:=IF([.C19]=2;[.E19];&quot;&quot;)">
            <text:p/>
          </table:table-cell>
          <table:table-cell table:number-columns-repeated="19"/>
        </table:table-row>
        <table:table-row table:style-name="ro2">
          <table:table-cell table:number-columns-repeated="2" office:value-type="float" office:value="1800697079">
            <text:p>18006970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4750003">
            <text:p>84750003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5300">
            <text:p>105300,00</text:p>
          </table:table-cell>
          <table:table-cell office:value-type="float" office:value="434768">
            <text:p>434768,00</text:p>
          </table:table-cell>
          <table:table-cell office:value-type="float" office:value="4519.32">
            <text:p>4519,32</text:p>
          </table:table-cell>
          <table:table-cell table:number-columns-repeated="6"/>
          <table:table-cell table:formula="of:=IF(AND([.C20]=1;[.D20]=1);[.J20]/[.F20];&quot;&quot;)">
            <text:p/>
          </table:table-cell>
          <table:table-cell table:formula="of:=IF(([.C20]=2);[.J20]/[.F20];&quot;&quot;)" office:value-type="float" office:value="0.592592592592593">
            <text:p>0,5925925926</text:p>
          </table:table-cell>
          <table:table-cell table:formula="of:=IF(AND([.C20]=1;[.D20]=1);([.H20]+[.I20])/[.F20];&quot;&quot;)">
            <text:p/>
          </table:table-cell>
          <table:table-cell table:formula="of:=IF(([.C20]=2);([.H20]+[.I20])/[.F20];&quot;&quot;)" office:value-type="float" office:value="0.407407407407407">
            <text:p>0,4074074074</text:p>
          </table:table-cell>
          <table:table-cell table:formula="of:=IF(([.C20]=0);[.K20];&quot;&quot;)">
            <text:p/>
          </table:table-cell>
          <table:table-cell table:formula="of:=IF(AND([.C20]=1;[.D20]=1);[.K20];&quot;&quot;)">
            <text:p/>
          </table:table-cell>
          <table:table-cell table:formula="of:=IF(([.C20]=2);[.K20];&quot;&quot;)" office:value-type="float" office:value="105300">
            <text:p>105300</text:p>
          </table:table-cell>
          <table:table-cell table:formula="of:=IF([.C20]=0;[.E20];&quot;&quot;)">
            <text:p/>
          </table:table-cell>
          <table:table-cell table:formula="of:=IF(AND([.C20]=1;[.D20]=1);[.E20];&quot;&quot;)">
            <text:p/>
          </table:table-cell>
          <table:table-cell table:formula="of:=IF([.C20]=2;[.E20];&quot;&quot;)" office:value-type="float" office:value="84750003">
            <text:p>84750003</text:p>
          </table:table-cell>
          <table:table-cell table:number-columns-repeated="19"/>
        </table:table-row>
        <table:table-row table:style-name="ro2">
          <table:table-cell table:number-columns-repeated="2" office:value-type="float" office:value="1800697079">
            <text:p>18006970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625002">
            <text:p>5562500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5300">
            <text:p>105300,00</text:p>
          </table:table-cell>
          <table:table-cell office:value-type="float" office:value="205708">
            <text:p>205708,00</text:p>
          </table:table-cell>
          <table:table-cell office:value-type="float" office:value="2231.23">
            <text:p>2231,23</text:p>
          </table:table-cell>
          <table:table-cell table:number-columns-repeated="6"/>
          <table:table-cell table:formula="of:=IF(AND([.C21]=1;[.D21]=1);[.J21]/[.F21];&quot;&quot;)">
            <text:p/>
          </table:table-cell>
          <table:table-cell table:formula="of:=IF(([.C21]=2);[.J21]/[.F21];&quot;&quot;)">
            <text:p/>
          </table:table-cell>
          <table:table-cell table:formula="of:=IF(AND([.C21]=1;[.D21]=1);([.H21]+[.I21])/[.F21];&quot;&quot;)">
            <text:p/>
          </table:table-cell>
          <table:table-cell table:formula="of:=IF(([.C21]=2);([.H21]+[.I21])/[.F21];&quot;&quot;)">
            <text:p/>
          </table:table-cell>
          <table:table-cell table:formula="of:=IF(([.C21]=0);[.K21];&quot;&quot;)">
            <text:p/>
          </table:table-cell>
          <table:table-cell table:formula="of:=IF(AND([.C21]=1;[.D21]=1);[.K21];&quot;&quot;)">
            <text:p/>
          </table:table-cell>
          <table:table-cell table:formula="of:=IF(([.C21]=2);[.K21];&quot;&quot;)">
            <text:p/>
          </table:table-cell>
          <table:table-cell table:formula="of:=IF([.C21]=0;[.E21];&quot;&quot;)">
            <text:p/>
          </table:table-cell>
          <table:table-cell table:formula="of:=IF(AND([.C21]=1;[.D21]=1);[.E21];&quot;&quot;)">
            <text:p/>
          </table:table-cell>
          <table:table-cell table:formula="of:=IF([.C21]=2;[.E21];&quot;&quot;)">
            <text:p/>
          </table:table-cell>
          <table:table-cell table:number-columns-repeated="19"/>
        </table:table-row>
        <table:table-row table:style-name="ro2">
          <table:table-cell table:number-columns-repeated="2" office:value-type="float" office:value="1800697079">
            <text:p>18006970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5625002">
            <text:p>55625002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05300">
            <text:p>105300,00</text:p>
          </table:table-cell>
          <table:table-cell office:value-type="float" office:value="205708">
            <text:p>205708,00</text:p>
          </table:table-cell>
          <table:table-cell office:value-type="float" office:value="2248.91">
            <text:p>2248,91</text:p>
          </table:table-cell>
          <table:table-cell table:number-columns-repeated="6"/>
          <table:table-cell table:formula="of:=IF(AND([.C22]=1;[.D22]=1);[.J22]/[.F22];&quot;&quot;)">
            <text:p/>
          </table:table-cell>
          <table:table-cell table:formula="of:=IF(([.C22]=2);[.J22]/[.F22];&quot;&quot;)">
            <text:p/>
          </table:table-cell>
          <table:table-cell table:formula="of:=IF(AND([.C22]=1;[.D22]=1);([.H22]+[.I22])/[.F22];&quot;&quot;)">
            <text:p/>
          </table:table-cell>
          <table:table-cell table:formula="of:=IF(([.C22]=2);([.H22]+[.I22])/[.F22];&quot;&quot;)">
            <text:p/>
          </table:table-cell>
          <table:table-cell table:formula="of:=IF(([.C22]=0);[.K22];&quot;&quot;)">
            <text:p/>
          </table:table-cell>
          <table:table-cell table:formula="of:=IF(AND([.C22]=1;[.D22]=1);[.K22];&quot;&quot;)">
            <text:p/>
          </table:table-cell>
          <table:table-cell table:formula="of:=IF(([.C22]=2);[.K22];&quot;&quot;)">
            <text:p/>
          </table:table-cell>
          <table:table-cell table:formula="of:=IF([.C22]=0;[.E22];&quot;&quot;)">
            <text:p/>
          </table:table-cell>
          <table:table-cell table:formula="of:=IF(AND([.C22]=1;[.D22]=1);[.E22];&quot;&quot;)">
            <text:p/>
          </table:table-cell>
          <table:table-cell table:formula="of:=IF([.C22]=2;[.E22];&quot;&quot;)">
            <text:p/>
          </table:table-cell>
          <table:table-cell table:number-columns-repeated="19"/>
        </table:table-row>
        <table:table-row table:style-name="ro2">
          <table:table-cell table:number-columns-repeated="2" office:value-type="float" office:value="550023088">
            <text:p>5500230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1249999">
            <text:p>6124999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7249">
            <text:p>97249,00</text:p>
          </table:table-cell>
          <table:table-cell office:value-type="float" office:value="251788">
            <text:p>251788,00</text:p>
          </table:table-cell>
          <table:table-cell office:value-type="float" office:value="3255.4">
            <text:p>3255,40</text:p>
          </table:table-cell>
          <table:table-cell table:number-columns-repeated="6"/>
          <table:table-cell table:formula="of:=IF(AND([.C23]=1;[.D23]=1);[.J23]/[.F23];&quot;&quot;)">
            <text:p/>
          </table:table-cell>
          <table:table-cell table:formula="of:=IF(([.C23]=2);[.J23]/[.F23];&quot;&quot;)">
            <text:p/>
          </table:table-cell>
          <table:table-cell table:formula="of:=IF(AND([.C23]=1;[.D23]=1);([.H23]+[.I23])/[.F23];&quot;&quot;)">
            <text:p/>
          </table:table-cell>
          <table:table-cell table:formula="of:=IF(([.C23]=2);([.H23]+[.I23])/[.F23];&quot;&quot;)">
            <text:p/>
          </table:table-cell>
          <table:table-cell table:formula="of:=IF(([.C23]=0);[.K23];&quot;&quot;)">
            <text:p/>
          </table:table-cell>
          <table:table-cell table:formula="of:=IF(AND([.C23]=1;[.D23]=1);[.K23];&quot;&quot;)">
            <text:p/>
          </table:table-cell>
          <table:table-cell table:formula="of:=IF(([.C23]=2);[.K23];&quot;&quot;)">
            <text:p/>
          </table:table-cell>
          <table:table-cell table:formula="of:=IF([.C23]=0;[.E23];&quot;&quot;)">
            <text:p/>
          </table:table-cell>
          <table:table-cell table:formula="of:=IF(AND([.C23]=1;[.D23]=1);[.E23];&quot;&quot;)">
            <text:p/>
          </table:table-cell>
          <table:table-cell table:formula="of:=IF([.C23]=2;[.E23];&quot;&quot;)">
            <text:p/>
          </table:table-cell>
          <table:table-cell table:number-columns-repeated="19"/>
        </table:table-row>
        <table:table-row table:style-name="ro2">
          <table:table-cell table:number-columns-repeated="2" office:value-type="float" office:value="550023088">
            <text:p>550023088</text:p>
          </table:table-cell>
          <table:table-cell table:number-columns-repeated="2" office:value-type="float" office:value="1">
            <text:p>1</text:p>
          </table:table-cell>
          <table:table-cell office:value-type="float" office:value="66749994">
            <text:p>66749994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7249">
            <text:p>97249,00</text:p>
          </table:table-cell>
          <table:table-cell office:value-type="float" office:value="251788">
            <text:p>251788,00</text:p>
          </table:table-cell>
          <table:table-cell office:value-type="float" office:value="3264.6">
            <text:p>3264,60</text:p>
          </table:table-cell>
          <table:table-cell table:number-columns-repeated="6"/>
          <table:table-cell table:formula="of:=IF(AND([.C24]=1;[.D24]=1);[.J24]/[.F24];&quot;&quot;)" office:value-type="float" office:value="0.619047619047619">
            <text:p>0,619047619</text:p>
          </table:table-cell>
          <table:table-cell table:formula="of:=IF(([.C24]=2);[.J24]/[.F24];&quot;&quot;)">
            <text:p/>
          </table:table-cell>
          <table:table-cell table:formula="of:=IF(AND([.C24]=1;[.D24]=1);([.H24]+[.I24])/[.F24];&quot;&quot;)" office:value-type="float" office:value="0.380952380952381">
            <text:p>0,380952381</text:p>
          </table:table-cell>
          <table:table-cell table:formula="of:=IF(([.C24]=2);([.H24]+[.I24])/[.F24];&quot;&quot;)">
            <text:p/>
          </table:table-cell>
          <table:table-cell table:formula="of:=IF(([.C24]=0);[.K24];&quot;&quot;)">
            <text:p/>
          </table:table-cell>
          <table:table-cell table:formula="of:=IF(AND([.C24]=1;[.D24]=1);[.K24];&quot;&quot;)" office:value-type="float" office:value="97249">
            <text:p>97249</text:p>
          </table:table-cell>
          <table:table-cell table:formula="of:=IF(([.C24]=2);[.K24];&quot;&quot;)">
            <text:p/>
          </table:table-cell>
          <table:table-cell table:formula="of:=IF([.C24]=0;[.E24];&quot;&quot;)">
            <text:p/>
          </table:table-cell>
          <table:table-cell table:formula="of:=IF(AND([.C24]=1;[.D24]=1);[.E24];&quot;&quot;)" office:value-type="float" office:value="66749994">
            <text:p>66749994</text:p>
          </table:table-cell>
          <table:table-cell table:formula="of:=IF([.C24]=2;[.E24];&quot;&quot;)">
            <text:p/>
          </table:table-cell>
          <table:table-cell table:number-columns-repeated="19"/>
        </table:table-row>
        <table:table-row table:style-name="ro2">
          <table:table-cell table:number-columns-repeated="2" office:value-type="float" office:value="550023088">
            <text:p>5500230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1936282">
            <text:p>61936282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97249">
            <text:p>97249,00</text:p>
          </table:table-cell>
          <table:table-cell office:value-type="float" office:value="251788">
            <text:p>251788,00</text:p>
          </table:table-cell>
          <table:table-cell office:value-type="float" office:value="3261.31">
            <text:p>3261,31</text:p>
          </table:table-cell>
          <table:table-cell table:number-columns-repeated="6"/>
          <table:table-cell table:formula="of:=IF(AND([.C25]=1;[.D25]=1);[.J25]/[.F25];&quot;&quot;)">
            <text:p/>
          </table:table-cell>
          <table:table-cell table:formula="of:=IF(([.C25]=2);[.J25]/[.F25];&quot;&quot;)">
            <text:p/>
          </table:table-cell>
          <table:table-cell table:formula="of:=IF(AND([.C25]=1;[.D25]=1);([.H25]+[.I25])/[.F25];&quot;&quot;)">
            <text:p/>
          </table:table-cell>
          <table:table-cell table:formula="of:=IF(([.C25]=2);([.H25]+[.I25])/[.F25];&quot;&quot;)">
            <text:p/>
          </table:table-cell>
          <table:table-cell table:formula="of:=IF(([.C25]=0);[.K25];&quot;&quot;)">
            <text:p/>
          </table:table-cell>
          <table:table-cell table:formula="of:=IF(AND([.C25]=1;[.D25]=1);[.K25];&quot;&quot;)">
            <text:p/>
          </table:table-cell>
          <table:table-cell table:formula="of:=IF(([.C25]=2);[.K25];&quot;&quot;)">
            <text:p/>
          </table:table-cell>
          <table:table-cell table:formula="of:=IF([.C25]=0;[.E25];&quot;&quot;)">
            <text:p/>
          </table:table-cell>
          <table:table-cell table:formula="of:=IF(AND([.C25]=1;[.D25]=1);[.E25];&quot;&quot;)">
            <text:p/>
          </table:table-cell>
          <table:table-cell table:formula="of:=IF([.C25]=2;[.E25];&quot;&quot;)">
            <text:p/>
          </table:table-cell>
          <table:table-cell table:number-columns-repeated="19"/>
        </table:table-row>
        <table:table-row table:style-name="ro2">
          <table:table-cell table:number-columns-repeated="2" office:value-type="float" office:value="550023088">
            <text:p>55002308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0000">
            <text:p>300000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97270">
            <text:p>97270,00</text:p>
          </table:table-cell>
          <table:table-cell office:value-type="float" office:value="1190.26">
            <text:p>1190,26</text:p>
          </table:table-cell>
          <table:table-cell table:number-columns-repeated="6"/>
          <table:table-cell table:formula="of:=IF(AND([.C26]=1;[.D26]=1);[.J26]/[.F26];&quot;&quot;)">
            <text:p/>
          </table:table-cell>
          <table:table-cell table:formula="of:=IF(([.C26]=2);[.J26]/[.F26];&quot;&quot;)">
            <text:p/>
          </table:table-cell>
          <table:table-cell table:formula="of:=IF(AND([.C26]=1;[.D26]=1);([.H26]+[.I26])/[.F26];&quot;&quot;)">
            <text:p/>
          </table:table-cell>
          <table:table-cell table:formula="of:=IF(([.C26]=2);([.H26]+[.I26])/[.F26];&quot;&quot;)">
            <text:p/>
          </table:table-cell>
          <table:table-cell table:formula="of:=IF(([.C26]=0);[.K26];&quot;&quot;)" office:value-type="float" office:value="97270">
            <text:p>97270</text:p>
          </table:table-cell>
          <table:table-cell table:formula="of:=IF(AND([.C26]=1;[.D26]=1);[.K26];&quot;&quot;)">
            <text:p/>
          </table:table-cell>
          <table:table-cell table:formula="of:=IF(([.C26]=2);[.K26];&quot;&quot;)">
            <text:p/>
          </table:table-cell>
          <table:table-cell table:formula="of:=IF([.C26]=0;[.E26];&quot;&quot;)" office:value-type="float" office:value="3000000">
            <text:p>3000000</text:p>
          </table:table-cell>
          <table:table-cell table:formula="of:=IF(AND([.C26]=1;[.D26]=1);[.E26];&quot;&quot;)">
            <text:p/>
          </table:table-cell>
          <table:table-cell table:formula="of:=IF([.C26]=2;[.E26];&quot;&quot;)">
            <text:p/>
          </table:table-cell>
          <table:table-cell table:number-columns-repeated="19"/>
        </table:table-row>
        <table:table-row table:style-name="ro2">
          <table:table-cell table:number-columns-repeated="2" office:value-type="float" office:value="550023088">
            <text:p>5500230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9343742">
            <text:p>79343742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7249">
            <text:p>97249,00</text:p>
          </table:table-cell>
          <table:table-cell office:value-type="float" office:value="432948">
            <text:p>432948,00</text:p>
          </table:table-cell>
          <table:table-cell office:value-type="float" office:value="5695.27">
            <text:p>5695,27</text:p>
          </table:table-cell>
          <table:table-cell table:number-columns-repeated="6"/>
          <table:table-cell table:formula="of:=IF(AND([.C27]=1;[.D27]=1);[.J27]/[.F27];&quot;&quot;)">
            <text:p/>
          </table:table-cell>
          <table:table-cell table:formula="of:=IF(([.C27]=2);[.J27]/[.F27];&quot;&quot;)" office:value-type="float" office:value="0.303030303030303">
            <text:p>0,303030303</text:p>
          </table:table-cell>
          <table:table-cell table:formula="of:=IF(AND([.C27]=1;[.D27]=1);([.H27]+[.I27])/[.F27];&quot;&quot;)">
            <text:p/>
          </table:table-cell>
          <table:table-cell table:formula="of:=IF(([.C27]=2);([.H27]+[.I27])/[.F27];&quot;&quot;)" office:value-type="float" office:value="0.393939393939394">
            <text:p>0,3939393939</text:p>
          </table:table-cell>
          <table:table-cell table:formula="of:=IF(([.C27]=0);[.K27];&quot;&quot;)">
            <text:p/>
          </table:table-cell>
          <table:table-cell table:formula="of:=IF(AND([.C27]=1;[.D27]=1);[.K27];&quot;&quot;)">
            <text:p/>
          </table:table-cell>
          <table:table-cell table:formula="of:=IF(([.C27]=2);[.K27];&quot;&quot;)" office:value-type="float" office:value="97249">
            <text:p>97249</text:p>
          </table:table-cell>
          <table:table-cell table:formula="of:=IF([.C27]=0;[.E27];&quot;&quot;)">
            <text:p/>
          </table:table-cell>
          <table:table-cell table:formula="of:=IF(AND([.C27]=1;[.D27]=1);[.E27];&quot;&quot;)">
            <text:p/>
          </table:table-cell>
          <table:table-cell table:formula="of:=IF([.C27]=2;[.E27];&quot;&quot;)" office:value-type="float" office:value="79343742">
            <text:p>79343742</text:p>
          </table:table-cell>
          <table:table-cell table:number-columns-repeated="19"/>
        </table:table-row>
        <table:table-row table:style-name="ro2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50007">
            <text:p>3750007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99131">
            <text:p>299131,00</text:p>
          </table:table-cell>
          <table:table-cell office:value-type="float" office:value="3780.22">
            <text:p>3780,22</text:p>
          </table:table-cell>
          <table:table-cell table:number-columns-repeated="6"/>
          <table:table-cell table:formula="of:=IF(AND([.C28]=1;[.D28]=1);[.J28]/[.F28];&quot;&quot;)">
            <text:p/>
          </table:table-cell>
          <table:table-cell table:formula="of:=IF(([.C28]=2);[.J28]/[.F28];&quot;&quot;)">
            <text:p/>
          </table:table-cell>
          <table:table-cell table:formula="of:=IF(AND([.C28]=1;[.D28]=1);([.H28]+[.I28])/[.F28];&quot;&quot;)">
            <text:p/>
          </table:table-cell>
          <table:table-cell table:formula="of:=IF(([.C28]=2);([.H28]+[.I28])/[.F28];&quot;&quot;)">
            <text:p/>
          </table:table-cell>
          <table:table-cell table:formula="of:=IF(([.C28]=0);[.K28];&quot;&quot;)" office:value-type="float" office:value="299131">
            <text:p>299131</text:p>
          </table:table-cell>
          <table:table-cell table:formula="of:=IF(AND([.C28]=1;[.D28]=1);[.K28];&quot;&quot;)">
            <text:p/>
          </table:table-cell>
          <table:table-cell table:formula="of:=IF(([.C28]=2);[.K28];&quot;&quot;)">
            <text:p/>
          </table:table-cell>
          <table:table-cell table:formula="of:=IF([.C28]=0;[.E28];&quot;&quot;)" office:value-type="float" office:value="3750007">
            <text:p>3750007</text:p>
          </table:table-cell>
          <table:table-cell table:formula="of:=IF(AND([.C28]=1;[.D28]=1);[.E28];&quot;&quot;)">
            <text:p/>
          </table:table-cell>
          <table:table-cell table:formula="of:=IF([.C28]=2;[.E28];&quot;&quot;)">
            <text:p/>
          </table:table-cell>
          <table:table-cell table:number-columns-repeated="19"/>
        </table:table-row>
        <table:table-row table:style-name="ro2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750019">
            <text:p>60750019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2750">
            <text:p>172750,00</text:p>
          </table:table-cell>
          <table:table-cell office:value-type="float" office:value="438008">
            <text:p>438008,00</text:p>
          </table:table-cell>
          <table:table-cell office:value-type="float" office:value="5662.89">
            <text:p>5662,89</text:p>
          </table:table-cell>
          <table:table-cell table:number-columns-repeated="6"/>
          <table:table-cell table:formula="of:=IF(AND([.C29]=1;[.D29]=1);[.J29]/[.F29];&quot;&quot;)">
            <text:p/>
          </table:table-cell>
          <table:table-cell table:formula="of:=IF(([.C29]=2);[.J29]/[.F29];&quot;&quot;)">
            <text:p/>
          </table:table-cell>
          <table:table-cell table:formula="of:=IF(AND([.C29]=1;[.D29]=1);([.H29]+[.I29])/[.F29];&quot;&quot;)">
            <text:p/>
          </table:table-cell>
          <table:table-cell table:formula="of:=IF(([.C29]=2);([.H29]+[.I29])/[.F29];&quot;&quot;)">
            <text:p/>
          </table:table-cell>
          <table:table-cell table:formula="of:=IF(([.C29]=0);[.K29];&quot;&quot;)">
            <text:p/>
          </table:table-cell>
          <table:table-cell table:formula="of:=IF(AND([.C29]=1;[.D29]=1);[.K29];&quot;&quot;)">
            <text:p/>
          </table:table-cell>
          <table:table-cell table:formula="of:=IF(([.C29]=2);[.K29];&quot;&quot;)">
            <text:p/>
          </table:table-cell>
          <table:table-cell table:formula="of:=IF([.C29]=0;[.E29];&quot;&quot;)">
            <text:p/>
          </table:table-cell>
          <table:table-cell table:formula="of:=IF(AND([.C29]=1;[.D29]=1);[.E29];&quot;&quot;)">
            <text:p/>
          </table:table-cell>
          <table:table-cell table:formula="of:=IF([.C29]=2;[.E29];&quot;&quot;)">
            <text:p/>
          </table:table-cell>
          <table:table-cell table:number-columns-repeated="19"/>
        </table:table-row>
        <table:table-row table:style-name="ro2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table:number-columns-repeated="2" office:value-type="float" office:value="1">
            <text:p>1</text:p>
          </table:table-cell>
          <table:table-cell office:value-type="float" office:value="60625025">
            <text:p>60625025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2750">
            <text:p>172750,00</text:p>
          </table:table-cell>
          <table:table-cell office:value-type="float" office:value="438008">
            <text:p>438008,00</text:p>
          </table:table-cell>
          <table:table-cell office:value-type="float" office:value="5666.43">
            <text:p>5666,43</text:p>
          </table:table-cell>
          <table:table-cell table:number-columns-repeated="6"/>
          <table:table-cell table:formula="of:=IF(AND([.C30]=1;[.D30]=1);[.J30]/[.F30];&quot;&quot;)" office:value-type="float" office:value="0.714285714285714">
            <text:p>0,7142857143</text:p>
          </table:table-cell>
          <table:table-cell table:formula="of:=IF(([.C30]=2);[.J30]/[.F30];&quot;&quot;)">
            <text:p/>
          </table:table-cell>
          <table:table-cell table:formula="of:=IF(AND([.C30]=1;[.D30]=1);([.H30]+[.I30])/[.F30];&quot;&quot;)" office:value-type="float" office:value="0.285714285714286">
            <text:p>0,2857142857</text:p>
          </table:table-cell>
          <table:table-cell table:formula="of:=IF(([.C30]=2);([.H30]+[.I30])/[.F30];&quot;&quot;)">
            <text:p/>
          </table:table-cell>
          <table:table-cell table:formula="of:=IF(([.C30]=0);[.K30];&quot;&quot;)">
            <text:p/>
          </table:table-cell>
          <table:table-cell table:formula="of:=IF(AND([.C30]=1;[.D30]=1);[.K30];&quot;&quot;)" office:value-type="float" office:value="172750">
            <text:p>172750</text:p>
          </table:table-cell>
          <table:table-cell table:formula="of:=IF(([.C30]=2);[.K30];&quot;&quot;)">
            <text:p/>
          </table:table-cell>
          <table:table-cell table:formula="of:=IF([.C30]=0;[.E30];&quot;&quot;)">
            <text:p/>
          </table:table-cell>
          <table:table-cell table:formula="of:=IF(AND([.C30]=1;[.D30]=1);[.E30];&quot;&quot;)" office:value-type="float" office:value="60625025">
            <text:p>60625025</text:p>
          </table:table-cell>
          <table:table-cell table:formula="of:=IF([.C30]=2;[.E30];&quot;&quot;)">
            <text:p/>
          </table:table-cell>
          <table:table-cell table:number-columns-repeated="19"/>
        </table:table-row>
        <table:table-row table:style-name="ro2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5000000">
            <text:p>45000000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2750">
            <text:p>172750,00</text:p>
          </table:table-cell>
          <table:table-cell office:value-type="float" office:value="438008">
            <text:p>438008,00</text:p>
          </table:table-cell>
          <table:table-cell office:value-type="float" office:value="4526.74">
            <text:p>4526,74</text:p>
          </table:table-cell>
          <table:table-cell table:number-columns-repeated="6"/>
          <table:table-cell table:formula="of:=IF(AND([.C31]=1;[.D31]=1);[.J31]/[.F31];&quot;&quot;)">
            <text:p/>
          </table:table-cell>
          <table:table-cell table:formula="of:=IF(([.C31]=2);[.J31]/[.F31];&quot;&quot;)">
            <text:p/>
          </table:table-cell>
          <table:table-cell table:formula="of:=IF(AND([.C31]=1;[.D31]=1);([.H31]+[.I31])/[.F31];&quot;&quot;)">
            <text:p/>
          </table:table-cell>
          <table:table-cell table:formula="of:=IF(([.C31]=2);([.H31]+[.I31])/[.F31];&quot;&quot;)">
            <text:p/>
          </table:table-cell>
          <table:table-cell table:formula="of:=IF(([.C31]=0);[.K31];&quot;&quot;)">
            <text:p/>
          </table:table-cell>
          <table:table-cell table:formula="of:=IF(AND([.C31]=1;[.D31]=1);[.K31];&quot;&quot;)">
            <text:p/>
          </table:table-cell>
          <table:table-cell table:formula="of:=IF(([.C31]=2);[.K31];&quot;&quot;)">
            <text:p/>
          </table:table-cell>
          <table:table-cell table:formula="of:=IF([.C31]=0;[.E31];&quot;&quot;)">
            <text:p/>
          </table:table-cell>
          <table:table-cell table:formula="of:=IF(AND([.C31]=1;[.D31]=1);[.E31];&quot;&quot;)">
            <text:p/>
          </table:table-cell>
          <table:table-cell table:formula="of:=IF([.C31]=2;[.E31];&quot;&quot;)">
            <text:p/>
          </table:table-cell>
          <table:table-cell table:number-columns-repeated="19"/>
        </table:table-row>
        <table:table-row table:style-name="ro2">
          <table:table-cell office:value-type="float" office:value="1918430133">
            <text:p>1918430133</text:p>
          </table:table-cell>
          <table:table-cell office:value-type="float" office:value="23246132">
            <text:p>232461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6249999">
            <text:p>76249999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2593.5">
            <text:p>172593,50</text:p>
          </table:table-cell>
          <table:table-cell office:value-type="float" office:value="462938">
            <text:p>462938,00</text:p>
          </table:table-cell>
          <table:table-cell office:value-type="float" office:value="4838.52">
            <text:p>4838,52</text:p>
          </table:table-cell>
          <table:table-cell table:number-columns-repeated="6"/>
          <table:table-cell table:formula="of:=IF(AND([.C32]=1;[.D32]=1);[.J32]/[.F32];&quot;&quot;)">
            <text:p/>
          </table:table-cell>
          <table:table-cell table:formula="of:=IF(([.C32]=2);[.J32]/[.F32];&quot;&quot;)" office:value-type="float" office:value="0.461538461538462">
            <text:p>0,4615384615</text:p>
          </table:table-cell>
          <table:table-cell table:formula="of:=IF(AND([.C32]=1;[.D32]=1);([.H32]+[.I32])/[.F32];&quot;&quot;)">
            <text:p/>
          </table:table-cell>
          <table:table-cell table:formula="of:=IF(([.C32]=2);([.H32]+[.I32])/[.F32];&quot;&quot;)" office:value-type="float" office:value="0.538461538461538">
            <text:p>0,5384615385</text:p>
          </table:table-cell>
          <table:table-cell table:formula="of:=IF(([.C32]=0);[.K32];&quot;&quot;)">
            <text:p/>
          </table:table-cell>
          <table:table-cell table:formula="of:=IF(AND([.C32]=1;[.D32]=1);[.K32];&quot;&quot;)">
            <text:p/>
          </table:table-cell>
          <table:table-cell table:formula="of:=IF(([.C32]=2);[.K32];&quot;&quot;)" office:value-type="float" office:value="172593.5">
            <text:p>172593,5</text:p>
          </table:table-cell>
          <table:table-cell table:formula="of:=IF([.C32]=0;[.E32];&quot;&quot;)">
            <text:p/>
          </table:table-cell>
          <table:table-cell table:formula="of:=IF(AND([.C32]=1;[.D32]=1);[.E32];&quot;&quot;)">
            <text:p/>
          </table:table-cell>
          <table:table-cell table:formula="of:=IF([.C32]=2;[.E32];&quot;&quot;)" office:value-type="float" office:value="76249999">
            <text:p>76249999</text:p>
          </table:table-cell>
          <table:table-cell table:number-columns-repeated="19"/>
        </table:table-row>
        <table:table-row table:style-name="ro2" table:number-rows-repeated="5">
          <table:table-cell table:number-columns-repeated="10"/>
          <table:table-cell table:style-name="Default" table:number-columns-repeated="3"/>
          <table:table-cell table:number-columns-repeated="35"/>
        </table:table-row>
        <table:table-row table:style-name="ro2">
          <table:table-cell table:number-columns-repeated="2" office:value-type="float" office:value="766698560">
            <text:p>766698560</text:p>
          </table:table-cell>
          <table:table-cell table:number-columns-repeated="2" office:value-type="float" office:value="1">
            <text:p>1</text:p>
          </table:table-cell>
          <table:table-cell office:value-type="float" office:value="70499998">
            <text:p>70499998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style-name="Default" office:value-type="float" office:value="94410">
            <text:p>94410</text:p>
          </table:table-cell>
          <table:table-cell table:style-name="Default" office:value-type="float" office:value="210988">
            <text:p>210988</text:p>
          </table:table-cell>
          <table:table-cell table:style-name="Default" office:value-type="float" office:value="3058.96">
            <text:p>3058,96</text:p>
          </table:table-cell>
          <table:table-cell table:number-columns-repeated="35"/>
        </table:table-row>
        <table:table-row table:style-name="ro2">
          <table:table-cell table:number-columns-repeated="2" office:value-type="float" office:value="766698560">
            <text:p>7666985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0000">
            <text:p>3000000</text:p>
          </table:table-cell>
          <table:table-cell table:number-columns-repeated="5" office:value-type="float" office:value="0">
            <text:p>0</text:p>
          </table:table-cell>
          <table:table-cell table:style-name="Default" office:value-type="float" office:value="95020.5">
            <text:p>95020,5</text:p>
          </table:table-cell>
          <table:table-cell table:style-name="Default" office:value-type="float" office:value="95021">
            <text:p>95021</text:p>
          </table:table-cell>
          <table:table-cell table:style-name="Default" office:value-type="float" office:value="1294.48">
            <text:p>1294,48</text:p>
          </table:table-cell>
          <table:table-cell table:number-columns-repeated="35"/>
        </table:table-row>
        <table:table-row table:style-name="ro2">
          <table:table-cell table:number-columns-repeated="2" office:value-type="float" office:value="766698560">
            <text:p>7666985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6624986">
            <text:p>86624986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style-name="Default" office:value-type="float" office:value="94405">
            <text:p>94405</text:p>
          </table:table-cell>
          <table:table-cell table:style-name="Default" office:value-type="float" office:value="351618">
            <text:p>351618</text:p>
          </table:table-cell>
          <table:table-cell table:style-name="Default" office:value-type="float" office:value="4977.46">
            <text:p>4977,46</text:p>
          </table:table-cell>
          <table:table-cell table:number-columns-repeated="35"/>
        </table:table-row>
        <table:table-row table:style-name="ro2">
          <table:table-cell table:number-columns-repeated="2" office:value-type="float" office:value="766698560">
            <text:p>766698560</text:p>
          </table:table-cell>
          <table:table-cell table:number-columns-repeated="8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number-columns-repeated="3"/>
          <table:table-cell table:style-name="Default"/>
          <table:table-cell table:number-columns-repeated="21"/>
        </table:table-row>
        <table:table-row table:style-name="ro2">
          <table:table-cell table:number-columns-repeated="2" office:value-type="float" office:value="766698560">
            <text:p>766698560</text:p>
          </table:table-cell>
          <table:table-cell table:number-columns-repeated="8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number-columns-repeated="3"/>
          <table:table-cell table:style-name="Default"/>
          <table:table-cell table:number-columns-repeated="21"/>
        </table:table-row>
        <table:table-row table:style-name="ro2">
          <table:table-cell table:number-columns-repeated="2" office:value-type="float" office:value="795809157">
            <text:p>7958091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625002">
            <text:p>3625002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98227">
            <text:p>198227,00</text:p>
          </table:table-cell>
          <table:table-cell office:value-type="float" office:value="2054.23">
            <text:p>2054,23</text:p>
          </table:table-cell>
          <table:table-cell table:number-columns-repeated="6"/>
          <table:table-cell table:style-name="Default" table:number-columns-repeated="4"/>
          <table:table-cell table:number-columns-repeated="3"/>
          <table:table-cell table:style-name="Default"/>
          <table:table-cell table:number-columns-repeated="21"/>
        </table:table-row>
        <table:table-row table:style-name="ro2">
          <table:table-cell table:number-columns-repeated="2" office:value-type="float" office:value="795809157">
            <text:p>7958091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375001">
            <text:p>56375001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9320">
            <text:p>119320,00</text:p>
          </table:table-cell>
          <table:table-cell office:value-type="float" office:value="463728">
            <text:p>463728,00</text:p>
          </table:table-cell>
          <table:table-cell office:value-type="float" office:value="4772.15">
            <text:p>4772,15</text:p>
          </table:table-cell>
          <table:table-cell table:number-columns-repeated="6"/>
          <table:table-cell table:style-name="Default" table:number-columns-repeated="4"/>
          <table:table-cell table:number-columns-repeated="3"/>
          <table:table-cell table:style-name="Default"/>
          <table:table-cell table:number-columns-repeated="21"/>
        </table:table-row>
        <table:table-row table:style-name="ro2">
          <table:table-cell table:number-columns-repeated="2" office:value-type="float" office:value="795809157">
            <text:p>795809157</text:p>
          </table:table-cell>
          <table:table-cell table:number-columns-repeated="2" office:value-type="float" office:value="1">
            <text:p>1</text:p>
          </table:table-cell>
          <table:table-cell office:value-type="float" office:value="7625003">
            <text:p>7625003</text:p>
          </table:table-cell>
          <table:table-cell table:number-columns-repeated="14"/>
          <table:table-cell table:style-name="Default" table:number-columns-repeated="4"/>
          <table:table-cell table:number-columns-repeated="3"/>
          <table:table-cell table:style-name="Default"/>
          <table:table-cell table:number-columns-repeated="21"/>
        </table:table-row>
        <table:table-row table:style-name="ro2">
          <table:table-cell table:number-columns-repeated="2" office:value-type="float" office:value="795809157">
            <text:p>7958091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5487223">
            <text:p>65487223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19320">
            <text:p>119320,00</text:p>
          </table:table-cell>
          <table:table-cell office:value-type="float" office:value="463728">
            <text:p>463728,00</text:p>
          </table:table-cell>
          <table:table-cell office:value-type="float" office:value="4783.33">
            <text:p>4783,33</text:p>
          </table:table-cell>
          <table:table-cell table:number-columns-repeated="6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0"/>
        </table:table-row>
        <table:table-row table:style-name="ro2">
          <table:table-cell table:number-columns-repeated="2" office:value-type="float" office:value="795809157">
            <text:p>7958091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625003">
            <text:p>7625003</text:p>
          </table:table-cell>
          <table:table-cell table:number-columns-repeated="5"/>
          <table:table-cell office:value-type="float" office:value="85880">
            <text:p>85880,00</text:p>
          </table:table-cell>
          <table:table-cell/>
          <table:table-cell office:value-type="float" office:value="875.62">
            <text:p>875,62</text:p>
          </table:table-cell>
          <table:table-cell table:number-columns-repeated="6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formula="of:=IF([.C62]=2;[.E62];&quot;&quot;)">
            <text:p/>
          </table:table-cell>
          <table:table-cell table:number-columns-repeated="19"/>
        </table:table-row>
        <table:table-row table:style-name="ro2">
          <table:table-cell table:number-columns-repeated="10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formula="of:=IF([.C63]=2;[.E63];&quot;&quot;)">
            <text:p/>
          </table:table-cell>
          <table:table-cell table:number-columns-repeated="19"/>
        </table:table-row>
        <table:table-row table:style-name="ro2">
          <table:table-cell table:number-columns-repeated="10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formula="of:=IF([.C64]=2;[.E64];&quot;&quot;)">
            <text:p/>
          </table:table-cell>
          <table:table-cell table:number-columns-repeated="19"/>
        </table:table-row>
        <table:table-row table:style-name="ro2">
          <table:table-cell table:number-columns-repeated="2" office:value-type="float" office:value="1154667137">
            <text:p>1154667137</text:p>
          </table:table-cell>
          <table:table-cell table:number-columns-repeated="8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19"/>
        </table:table-row>
        <table:table-row table:style-name="ro2" table:number-rows-repeated="2">
          <table:table-cell table:number-columns-repeated="10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19"/>
        </table:table-row>
        <table:table-row table:style-name="ro2">
          <table:table-cell table:number-columns-repeated="2" office:value-type="float" office:value="861482464">
            <text:p>8614824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8"/>
          <table:table-cell table:style-name="ce13" office:value-type="string" table:number-columns-spanned="3" table:number-rows-spanned="1">
            <text:p>FP = 20</text:p>
          </table:table-cell>
          <table:covered-table-cell table:number-columns-repeated="2"/>
          <table:table-cell/>
          <table:table-cell table:style-name="ce13" office:value-type="string" table:number-columns-spanned="3" table:number-rows-spanned="1">
            <text:p>FP = 50</text:p>
          </table:table-cell>
          <table:covered-table-cell table:number-columns-repeated="2"/>
          <table:table-cell/>
          <table:table-cell table:style-name="ce13" office:value-type="string" table:number-columns-spanned="3" table:number-rows-spanned="1">
            <text:p>FP = 80</text:p>
          </table:table-cell>
          <table:covered-table-cell table:number-columns-repeated="2"/>
        </table:table-row>
        <table:table-row table:style-name="ro2">
          <table:table-cell table:number-columns-repeated="2" office:value-type="float" office:value="861482464">
            <text:p>861482464</text:p>
          </table:table-cell>
          <table:table-cell table:number-columns-repeated="2" office:value-type="float" office:value="1">
            <text:p>1</text:p>
          </table:table-cell>
          <table:table-cell table:number-columns-repeated="15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3"/>
          <table:table-cell table:style-name="ce14" office:value-type="string">
            <text:p>n°Copie</text:p>
          </table:table-cell>
          <table:table-cell table:style-name="ce14" office:value-type="string">
            <text:p>Fp</text:p>
          </table:table-cell>
          <table:table-cell table:style-name="ce6" office:value-type="string">
            <text:p>No_delegation</text:p>
          </table:table-cell>
          <table:table-cell table:style-name="ce6" office:value-type="string">
            <text:p>M2MShare</text:p>
          </table:table-cell>
          <table:table-cell table:style-name="ce6"/>
          <table:table-cell table:style-name="ce6" office:value-type="string">
            <text:p>N</text:p>
          </table:table-cell>
          <table:table-cell table:style-name="ce6" office:value-type="string">
            <text:p>No_delegation</text:p>
          </table:table-cell>
          <table:table-cell table:style-name="ce6" office:value-type="string">
            <text:p>M2MShare</text:p>
          </table:table-cell>
          <table:table-cell table:style-name="ce6"/>
          <table:table-cell table:style-name="ce6" office:value-type="string">
            <text:p>N</text:p>
          </table:table-cell>
          <table:table-cell table:style-name="ce6" office:value-type="string">
            <text:p>No_delegation</text:p>
          </table:table-cell>
          <table:table-cell table:style-name="ce6" office:value-type="string">
            <text:p>M2MShare</text:p>
          </table:table-cell>
          <table:table-cell table:style-name="ce6"/>
          <table:table-cell table:style-name="ce6" office:value-type="string">
            <text:p>N</text:p>
          </table:table-cell>
          <table:table-cell table:style-name="ce6" office:value-type="string">
            <text:p>No_delegation</text:p>
          </table:table-cell>
          <table:table-cell table:style-name="ce6" office:value-type="string">
            <text:p>M2MShare</text:p>
          </table:table-cell>
        </table:table-row>
        <table:table-row table:style-name="ro2">
          <table:table-cell table:number-columns-repeated="2" office:value-type="float" office:value="861482464">
            <text:p>8614824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3"/>
          <table:table-cell table:style-name="ce4" office:value-type="string">
            <text:p>MEDIE:</text:p>
          </table:table-cell>
          <table:table-cell/>
          <table:table-cell table:style-name="ce8" office:value-type="float" office:value="0.739850949703891">
            <text:p>0,7398509497</text:p>
          </table:table-cell>
          <table:table-cell table:style-name="ce8" office:value-type="float" office:value="0.579703376571224">
            <text:p>0,5797033766</text:p>
          </table:table-cell>
          <table:table-cell table:style-name="Default" table:number-columns-repeated="2"/>
          <table:table-cell table:style-name="ce11" office:value-type="float" office:value="205770.225">
            <text:p>205770</text:p>
          </table:table-cell>
          <table:table-cell table:style-name="ce11" office:value-type="float" office:value="130073.35">
            <text:p>130073</text:p>
          </table:table-cell>
          <table:table-cell table:style-name="ce11" office:value-type="float" office:value="111529.575">
            <text:p>111530</text:p>
          </table:table-cell>
          <table:table-cell table:style-name="Default"/>
          <table:table-cell table:style-name="Default" office:value-type="float" office:value="32.507808">
            <text:p>32,507808</text:p>
          </table:table-cell>
          <table:table-cell table:style-name="Default" office:value-type="float" office:value="68.834165">
            <text:p>68,834165</text:p>
          </table:table-cell>
          <table:table-cell/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table:formula="of:=CONCATENATE([.AG55]/1000*100;&quot;%&quot;)" office:value-type="string" office:string-value="5%">
            <text:p>5%</text:p>
          </table:table-cell>
          <table:table-cell office:value-type="float" office:value="48">
            <text:p>48</text:p>
          </table:table-cell>
          <table:table-cell office:value-type="float" office:value="31.7854814814815">
            <text:p>31,7854814815</text:p>
          </table:table-cell>
          <table:table-cell/>
          <table:table-cell office:value-type="float" office:value="100">
            <text:p>100</text:p>
          </table:table-cell>
          <table:table-cell table:style-name="ce8" office:value-type="float" office:value="38.5430729166667">
            <text:p>38,5430729167</text:p>
          </table:table-cell>
          <table:table-cell table:style-name="ce8" office:value-type="float" office:value="31.3815153769841">
            <text:p>31,381515377</text:p>
          </table:table-cell>
          <table:table-cell/>
          <table:table-cell office:value-type="float" office:value="100">
            <text:p>100</text:p>
          </table:table-cell>
          <table:table-cell office:value-type="float" office:value="19.9855934343434">
            <text:p>19,9855934343</text:p>
          </table:table-cell>
          <table:table-cell office:value-type="float" office:value="16.6052449494949">
            <text:p>16,6052449495</text:p>
          </table:table-cell>
          <table:table-cell/>
          <table:table-cell office:value-type="float" office:value="100">
            <text:p>100</text:p>
          </table:table-cell>
          <table:table-cell office:value-type="float" office:value="14.4577676767677">
            <text:p>14,4577676768</text:p>
          </table:table-cell>
          <table:table-cell office:value-type="float" office:value="13.3331994949495">
            <text:p>13,3331994949</text:p>
          </table:table-cell>
        </table:table-row>
        <table:table-row table:style-name="ro2">
          <table:table-cell table:number-columns-repeated="2" office:value-type="float" office:value="861482464">
            <text:p>8614824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8250005">
            <text:p>48250005</text:p>
          </table:table-cell>
          <table:table-cell table:number-columns-repeated="2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6370">
            <text:p>36370,00</text:p>
          </table:table-cell>
          <table:table-cell office:value-type="float" office:value="184108">
            <text:p>184108,00</text:p>
          </table:table-cell>
          <table:table-cell office:value-type="float" office:value="1976.09">
            <text:p>1976,09</text:p>
          </table:table-cell>
          <table:table-cell table:number-columns-repeated="4"/>
          <table:table-cell table:style-name="ce4" office:value-type="string">
            <text:p>MIN:</text:p>
          </table:table-cell>
          <table:table-cell/>
          <table:table-cell table:style-name="Default" table:number-columns-repeated="4"/>
          <table:table-cell table:style-name="Default" office:value-type="float" office:value="97270">
            <text:p>97270</text:p>
          </table:table-cell>
          <table:table-cell table:style-name="Default" office:value-type="float" office:value="12909">
            <text:p>12909</text:p>
          </table:table-cell>
          <table:table-cell table:style-name="Default" office:value-type="float" office:value="12898.5">
            <text:p>12898,5</text:p>
          </table:table-cell>
          <table:table-cell table:style-name="Default"/>
          <table:table-cell table:style-name="Default" office:value-type="float" office:value="8.375001">
            <text:p>8,375001</text:p>
          </table:table-cell>
          <table:table-cell table:style-name="Default" office:value-type="float" office:value="9.125001">
            <text:p>9,12500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  <table:table-cell table:formula="of:=CONCATENATE([.AG56]/1000*100;&quot;%&quot;)" office:value-type="string" office:string-value="10%">
            <text:p>10%</text:p>
          </table:table-cell>
          <table:table-cell office:value-type="float" office:value="26.7188796296296">
            <text:p>26,7188796296</text:p>
          </table:table-cell>
          <table:table-cell office:value-type="float" office:value="15.6713703703704">
            <text:p>15,6713703704</text:p>
          </table:table-cell>
          <table:table-cell/>
          <table:table-cell office:value-type="float" office:value="200">
            <text:p>200</text:p>
          </table:table-cell>
          <table:table-cell table:style-name="ce8" office:value-type="float" office:value="28.3092485119048">
            <text:p>28,3092485119</text:p>
          </table:table-cell>
          <table:table-cell table:style-name="ce8" office:value-type="float" office:value="24.5243551587302">
            <text:p>24,5243551587</text:p>
          </table:table-cell>
          <table:table-cell/>
          <table:table-cell office:value-type="float" office:value="200">
            <text:p>200</text:p>
          </table:table-cell>
          <table:table-cell office:value-type="float" office:value="18.6012803030303">
            <text:p>18,601280303</text:p>
          </table:table-cell>
          <table:table-cell office:value-type="float" office:value="17.5696565656566">
            <text:p>17,5696565657</text:p>
          </table:table-cell>
          <table:table-cell/>
          <table:table-cell office:value-type="float" office:value="200">
            <text:p>200</text:p>
          </table:table-cell>
          <table:table-cell office:value-type="float" office:value="15.542202020202">
            <text:p>15,5422020202</text:p>
          </table:table-cell>
          <table:table-cell office:value-type="float" office:value="15.0983939393939">
            <text:p>15,0983939394</text:p>
          </table:table-cell>
        </table:table-row>
        <table:table-row table:style-name="ro2">
          <table:table-cell table:number-columns-repeated="2" office:value-type="float" office:value="861482464">
            <text:p>8614824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3"/>
          <table:table-cell table:style-name="ce4" office:value-type="string">
            <text:p>MAX:</text:p>
          </table:table-cell>
          <table:table-cell/>
          <table:table-cell table:style-name="Default" table:number-columns-repeated="4"/>
          <table:table-cell table:style-name="Default" office:value-type="float" office:value="520112">
            <text:p>520112</text:p>
          </table:table-cell>
          <table:table-cell table:style-name="Default" office:value-type="float" office:value="219095.5">
            <text:p>219095,5</text:p>
          </table:table-cell>
          <table:table-cell table:style-name="Default" office:value-type="float" office:value="202645.5">
            <text:p>202645,5</text:p>
          </table:table-cell>
          <table:table-cell table:style-name="Default"/>
          <table:table-cell table:style-name="Default" office:value-type="float" office:value="85.531248">
            <text:p>85,531248</text:p>
          </table:table-cell>
          <table:table-cell table:style-name="Default" office:value-type="float" office:value="240.308511">
            <text:p>240,308511</text:p>
          </table:table-cell>
          <table:table-cell/>
          <table:table-cell office:value-type="float" office:value="26">
            <text:p>26</text:p>
          </table:table-cell>
          <table:table-cell office:value-type="float" office:value="89">
            <text:p>89</text:p>
          </table:table-cell>
          <table:table-cell office:value-type="float" office:value="150">
            <text:p>150</text:p>
          </table:table-cell>
          <table:table-cell table:formula="of:=CONCATENATE([.AG57]/1000*100;&quot;%&quot;)" office:value-type="string" office:string-value="15%">
            <text:p>15%</text:p>
          </table:table-cell>
          <table:table-cell office:value-type="float" office:value="20.9186666666667">
            <text:p>20,9186666667</text:p>
          </table:table-cell>
          <table:table-cell office:value-type="float" office:value="13.3193611111111">
            <text:p>13,3193611111</text:p>
          </table:table-cell>
          <table:table-cell/>
          <table:table-cell office:value-type="float" office:value="400">
            <text:p>400</text:p>
          </table:table-cell>
          <table:table-cell table:style-name="ce8" office:value-type="float" office:value="20.6655580357143">
            <text:p>20,6655580357</text:p>
          </table:table-cell>
          <table:table-cell table:style-name="ce8" office:value-type="float" office:value="16.9662152777778">
            <text:p>16,9662152778</text:p>
          </table:table-cell>
          <table:table-cell/>
          <table:table-cell office:value-type="float" office:value="400">
            <text:p>400</text:p>
          </table:table-cell>
          <table:table-cell office:value-type="float" office:value="12.4068636363636">
            <text:p>12,4068636364</text:p>
          </table:table-cell>
          <table:table-cell office:value-type="float" office:value="11.7267929292929">
            <text:p>11,7267929293</text:p>
          </table:table-cell>
          <table:table-cell/>
          <table:table-cell office:value-type="float" office:value="400">
            <text:p>400</text:p>
          </table:table-cell>
          <table:table-cell office:value-type="float" office:value="10.4488282828283">
            <text:p>10,4488282828</text:p>
          </table:table-cell>
          <table:table-cell office:value-type="float" office:value="10.6175631313131">
            <text:p>10,6175631313</text:p>
          </table:table-cell>
        </table:table-row>
        <table:table-row table:style-name="ro2">
          <table:table-cell table:number-columns-repeated="19"/>
          <table:table-cell table:style-name="Default" table:number-columns-repeated="10"/>
          <table:table-cell table:number-columns-repeated="3"/>
          <table:table-cell office:value-type="float" office:value="200">
            <text:p>200</text:p>
          </table:table-cell>
          <table:table-cell table:formula="of:=CONCATENATE([.AG58]/1000*100;&quot;%&quot;)" office:value-type="string" office:string-value="20%">
            <text:p>20%</text:p>
          </table:table-cell>
          <table:table-cell office:value-type="float" office:value="16.5598518518519">
            <text:p>16,5598518519</text:p>
          </table:table-cell>
          <table:table-cell office:value-type="float" office:value="12.0648703703704">
            <text:p>12,0648703704</text:p>
          </table:table-cell>
          <table:table-cell/>
          <table:table-cell office:value-type="float" office:value="600">
            <text:p>600</text:p>
          </table:table-cell>
          <table:table-cell table:style-name="ce8" office:value-type="float" office:value="16.5137896825397">
            <text:p>16,5137896825</text:p>
          </table:table-cell>
          <table:table-cell table:style-name="ce8" office:value-type="float" office:value="12.6948214285714">
            <text:p>12,6948214286</text:p>
          </table:table-cell>
          <table:table-cell/>
          <table:table-cell office:value-type="float" office:value="600">
            <text:p>600</text:p>
          </table:table-cell>
          <table:table-cell office:value-type="float" office:value="9.72154545454545">
            <text:p>9,7215454545</text:p>
          </table:table-cell>
          <table:table-cell office:value-type="float" office:value="9.05632828282828">
            <text:p>9,0563282828</text:p>
          </table:table-cell>
          <table:table-cell/>
          <table:table-cell office:value-type="float" office:value="600">
            <text:p>600</text:p>
          </table:table-cell>
          <table:table-cell office:value-type="float" office:value="8.95269191919192">
            <text:p>8,9526919192</text:p>
          </table:table-cell>
          <table:table-cell office:value-type="float" office:value="8.30381060606061">
            <text:p>8,3038106061</text:p>
          </table:table-cell>
        </table:table-row>
        <table:table-row table:style-name="ro2">
          <table:table-cell table:number-columns-repeated="2" office:value-type="float" office:value="2007872839">
            <text:p>20078728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0000">
            <text:p>3000000</text:p>
          </table:table-cell>
          <table:table-cell table:number-columns-repeated="5" office:value-type="float" office:value="0">
            <text:p>0</text:p>
          </table:table-cell>
          <table:table-cell table:style-name="Default" office:value-type="float" office:value="88579">
            <text:p>88579</text:p>
          </table:table-cell>
          <table:table-cell table:style-name="Default" office:value-type="float" office:value="88580">
            <text:p>88580</text:p>
          </table:table-cell>
          <table:table-cell table:style-name="Default" office:value-type="float" office:value="911.77">
            <text:p>911,77</text:p>
          </table:table-cell>
          <table:table-cell table:number-columns-repeated="6"/>
          <table:table-cell table:style-name="Default" table:number-columns-repeated="10"/>
          <table:table-cell table:number-columns-repeated="3"/>
          <table:table-cell office:value-type="float" office:value="250">
            <text:p>250</text:p>
          </table:table-cell>
          <table:table-cell table:formula="of:=CONCATENATE([.AG59]/1000*100;&quot;%&quot;)" office:value-type="string" office:string-value="25%">
            <text:p>25%</text:p>
          </table:table-cell>
          <table:table-cell office:value-type="float" office:value="15.2494537037037">
            <text:p>15,2494537037</text:p>
          </table:table-cell>
          <table:table-cell office:value-type="float" office:value="11.6378611111111">
            <text:p>11,6378611111</text:p>
          </table:table-cell>
          <table:table-cell/>
          <table:table-cell office:value-type="float" office:value="800">
            <text:p>800</text:p>
          </table:table-cell>
          <table:table-cell table:style-name="ce8" office:value-type="float" office:value="12.8074007936508">
            <text:p>12,8074007937</text:p>
          </table:table-cell>
          <table:table-cell table:style-name="ce8" office:value-type="float" office:value="10.5110590277778">
            <text:p>10,5110590278</text:p>
          </table:table-cell>
          <table:table-cell/>
          <table:table-cell office:value-type="float" office:value="800">
            <text:p>800</text:p>
          </table:table-cell>
          <table:table-cell office:value-type="float" office:value="8.14941666666667">
            <text:p>8,1494166667</text:p>
          </table:table-cell>
          <table:table-cell office:value-type="float" office:value="7.36723484848485">
            <text:p>7,3672348485</text:p>
          </table:table-cell>
          <table:table-cell/>
          <table:table-cell office:value-type="float" office:value="800">
            <text:p>800</text:p>
          </table:table-cell>
          <table:table-cell office:value-type="float" office:value="6.81174747474747">
            <text:p>6,8117474747</text:p>
          </table:table-cell>
          <table:table-cell office:value-type="float" office:value="6.55127525252525">
            <text:p>6,5512752525</text:p>
          </table:table-cell>
        </table:table-row>
        <table:table-row table:style-name="ro2">
          <table:table-cell table:number-columns-repeated="2" office:value-type="float" office:value="2007872839">
            <text:p>2007872839</text:p>
          </table:table-cell>
          <table:table-cell table:number-columns-repeated="2" office:value-type="float" office:value="1">
            <text:p>1</text:p>
          </table:table-cell>
          <table:table-cell office:value-type="float" office:value="9375000">
            <text:p>93750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Default" office:value-type="float" office:value="88579">
            <text:p>88579</text:p>
          </table:table-cell>
          <table:table-cell table:style-name="Default" office:value-type="float" office:value="258849">
            <text:p>258849</text:p>
          </table:table-cell>
          <table:table-cell table:style-name="Default" office:value-type="float" office:value="2644.37">
            <text:p>2644,37</text:p>
          </table:table-cell>
          <table:table-cell table:number-columns-repeated="6"/>
          <table:table-cell table:style-name="Default" table:number-columns-repeated="10"/>
          <table:table-cell table:number-columns-repeated="3"/>
          <table:table-cell office:value-type="float" office:value="300">
            <text:p>300</text:p>
          </table:table-cell>
          <table:table-cell table:formula="of:=CONCATENATE([.AG60]/1000*100;&quot;%&quot;)" office:value-type="string" office:string-value="30%">
            <text:p>30%</text:p>
          </table:table-cell>
          <table:table-cell office:value-type="float" office:value="14.1911111111111">
            <text:p>14,1911111111</text:p>
          </table:table-cell>
          <table:table-cell office:value-type="float" office:value="9.81240740740741">
            <text:p>9,8124074074</text:p>
          </table:table-cell>
          <table:table-cell/>
          <table:table-cell office:value-type="float" office:value="1000">
            <text:p>1000</text:p>
          </table:table-cell>
          <table:table-cell table:style-name="ce8" office:value-type="float" office:value="14.2332142857143">
            <text:p>14,2332142857</text:p>
          </table:table-cell>
          <table:table-cell table:style-name="ce8" office:value-type="float" office:value="12.3188409090909">
            <text:p>12,3188409091</text:p>
          </table:table-cell>
          <table:table-cell/>
          <table:table-cell office:value-type="float" office:value="1000">
            <text:p>1000</text:p>
          </table:table-cell>
          <table:table-cell office:value-type="float" office:value="9.12065151515152">
            <text:p>9,1206515152</text:p>
          </table:table-cell>
          <table:table-cell office:value-type="float" office:value="8.1560404040404">
            <text:p>8,156040404</text:p>
          </table:table-cell>
          <table:table-cell/>
          <table:table-cell office:value-type="float" office:value="1000">
            <text:p>1000</text:p>
          </table:table-cell>
          <table:table-cell office:value-type="float" office:value="7.75883838383838">
            <text:p>7,7588383838</text:p>
          </table:table-cell>
          <table:table-cell office:value-type="float" office:value="7.24376262626263">
            <text:p>7,2437626263</text:p>
          </table:table-cell>
        </table:table-row>
        <table:table-row table:style-name="ro2">
          <table:table-cell table:number-columns-repeated="2" office:value-type="float" office:value="2007872839">
            <text:p>20078728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3999992">
            <text:p>2399999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Default" office:value-type="float" office:value="88579">
            <text:p>88579</text:p>
          </table:table-cell>
          <table:table-cell table:style-name="Default" office:value-type="float" office:value="433828">
            <text:p>433828</text:p>
          </table:table-cell>
          <table:table-cell table:style-name="Default" office:value-type="float" office:value="4404.56">
            <text:p>4404,56</text:p>
          </table:table-cell>
          <table:table-cell table:number-columns-repeated="6"/>
          <table:table-cell table:style-name="Default" table:number-columns-repeated="10"/>
          <table:table-cell table:number-columns-repeated="3"/>
          <table:table-cell office:value-type="float" office:value="350">
            <text:p>350</text:p>
          </table:table-cell>
          <table:table-cell table:formula="of:=CONCATENATE([.AG61]/1000*100;&quot;%&quot;)" office:value-type="string" office:string-value="35%">
            <text:p>35%</text:p>
          </table:table-cell>
          <table:table-cell office:value-type="float" office:value="13.4421296296296">
            <text:p>13,4421296296</text:p>
          </table:table-cell>
          <table:table-cell office:value-type="float" office:value="9.80915740740741">
            <text:p>9,8091574074</text:p>
          </table:table-cell>
          <table:table-cell table:number-columns-repeated="12"/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14"/>
          <table:table-cell table:style-name="Default" table:number-columns-repeated="10"/>
          <table:table-cell table:number-columns-repeated="3"/>
          <table:table-cell office:value-type="float" office:value="400">
            <text:p>400</text:p>
          </table:table-cell>
          <table:table-cell table:formula="of:=CONCATENATE([.AG62]/1000*100;&quot;%&quot;)" office:value-type="string" office:string-value="40%">
            <text:p>40%</text:p>
          </table:table-cell>
          <table:table-cell office:value-type="float" office:value="12.9453055555556">
            <text:p>12,9453055556</text:p>
          </table:table-cell>
          <table:table-cell office:value-type="float" office:value="9.7054537037037">
            <text:p>9,7054537037</text:p>
          </table:table-cell>
          <table:table-cell table:number-columns-repeated="12"/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14"/>
          <table:table-cell table:style-name="Default" table:number-columns-repeated="10"/>
          <table:table-cell table:number-columns-repeated="19"/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14"/>
          <table:table-cell table:style-name="Default" table:number-columns-repeated="10"/>
          <table:table-cell table:number-columns-repeated="19"/>
        </table:table-row>
        <table:table-row table:style-name="ro2">
          <table:table-cell table:number-columns-repeated="19"/>
          <table:table-cell table:style-name="Default" table:number-columns-repeated="10"/>
          <table:table-cell table:number-columns-repeated="8"/>
          <table:table-cell table:style-name="ce13" office:value-type="string" table:number-columns-spanned="3" table:number-rows-spanned="1">
            <text:p>FP = 5</text:p>
          </table:table-cell>
          <table:covered-table-cell table:number-columns-repeated="2" table:style-name="ce4"/>
          <table:table-cell table:style-name="ce4"/>
          <table:table-cell table:style-name="ce13" office:value-type="string" table:number-columns-spanned="3" table:number-rows-spanned="1">
            <text:p>FP = 10</text:p>
          </table:table-cell>
          <table:covered-table-cell table:number-columns-repeated="2" table:style-name="ce4"/>
          <table:table-cell table:style-name="ce4"/>
          <table:table-cell table:style-name="ce13" office:value-type="string" table:number-columns-spanned="3" table:number-rows-spanned="1">
            <text:p>FP = 30</text:p>
          </table:table-cell>
          <table:covered-table-cell table:number-columns-repeated="2" table:style-name="ce4"/>
        </table:table-row>
        <table:table-row table:style-name="ro2">
          <table:table-cell table:number-columns-repeated="19"/>
          <table:table-cell table:style-name="Default" table:number-columns-repeated="10"/>
          <table:table-cell table:number-columns-repeated="8"/>
          <table:table-cell table:style-name="ce4" office:value-type="string">
            <text:p>N</text:p>
          </table:table-cell>
          <table:table-cell table:style-name="ce4" office:value-type="string">
            <text:p>No_delegation</text:p>
          </table:table-cell>
          <table:table-cell table:style-name="ce4" office:value-type="string">
            <text:p>M2MShare</text:p>
          </table:table-cell>
          <table:table-cell table:style-name="ce4"/>
          <table:table-cell table:style-name="ce4" office:value-type="string">
            <text:p>N</text:p>
          </table:table-cell>
          <table:table-cell table:style-name="ce4" office:value-type="string">
            <text:p>No_delegation</text:p>
          </table:table-cell>
          <table:table-cell table:style-name="ce4" office:value-type="string">
            <text:p>M2MShare</text:p>
          </table:table-cell>
          <table:table-cell table:style-name="ce4"/>
          <table:table-cell table:style-name="ce4" office:value-type="string">
            <text:p>N</text:p>
          </table:table-cell>
          <table:table-cell table:style-name="ce4" office:value-type="string">
            <text:p>No_delegation</text:p>
          </table:table-cell>
          <table:table-cell table:style-name="ce4" office:value-type="string">
            <text:p>M2MShare</text:p>
          </table:table-cell>
        </table:table-row>
        <table:table-row table:style-name="ro2">
          <table:table-cell table:number-columns-repeated="19"/>
          <table:table-cell table:style-name="Default" table:number-columns-repeated="10"/>
          <table:table-cell table:number-columns-repeated="8"/>
          <table:table-cell office:value-type="float" office:value="100">
            <text:p>100</text:p>
          </table:table-cell>
          <table:table-cell table:number-columns-repeated="2" office:value-type="float" office:value="48">
            <text:p>48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float" office:value="48">
            <text:p>48</text:p>
          </table:table-cell>
          <table:table-cell/>
          <table:table-cell office:value-type="float" office:value="100">
            <text:p>100</text:p>
          </table:table-cell>
          <table:table-cell office:value-type="float" office:value="26.6810027777778">
            <text:p>26,6810027778</text:p>
          </table:table-cell>
          <table:table-cell office:value-type="float" office:value="23.3932583333333">
            <text:p>23,3932583333</text:p>
          </table:table-cell>
        </table:table-row>
        <table:table-row table:style-name="ro2">
          <table:table-cell table:number-columns-repeated="19"/>
          <table:table-cell table:style-name="Default" table:number-columns-repeated="10"/>
          <table:table-cell table:number-columns-repeated="8"/>
          <table:table-cell office:value-type="float" office:value="200">
            <text:p>200</text:p>
          </table:table-cell>
          <table:table-cell office:value-type="float" office:value="48">
            <text:p>48</text:p>
          </table:table-cell>
          <table:table-cell office:value-type="float" office:value="45.470178197065">
            <text:p>45,4701781971</text:p>
          </table:table-cell>
          <table:table-cell/>
          <table:table-cell office:value-type="float" office:value="200">
            <text:p>200</text:p>
          </table:table-cell>
          <table:table-cell office:value-type="float" office:value="41.3961111111111">
            <text:p>41,3961111111</text:p>
          </table:table-cell>
          <table:table-cell office:value-type="float" office:value="33.56151416122">
            <text:p>33,5615141612</text:p>
          </table:table-cell>
          <table:table-cell/>
          <table:table-cell office:value-type="float" office:value="200">
            <text:p>200</text:p>
          </table:table-cell>
          <table:table-cell office:value-type="float" office:value="24.1064115646259">
            <text:p>24,1064115646</text:p>
          </table:table-cell>
          <table:table-cell office:value-type="float" office:value="19.3350255102041">
            <text:p>19,3350255102</text:p>
          </table:table-cell>
        </table:table-row>
        <table:table-row table:style-name="ro2">
          <table:table-cell table:number-columns-repeated="19"/>
          <table:table-cell table:style-name="Default" table:number-columns-repeated="10"/>
          <table:table-cell table:number-columns-repeated="8"/>
          <table:table-cell office:value-type="float" office:value="400">
            <text:p>400</text:p>
          </table:table-cell>
          <table:table-cell office:value-type="float" office:value="47.5949240041929">
            <text:p>47,5949240042</text:p>
          </table:table-cell>
          <table:table-cell office:value-type="float" office:value="31.7294470649895">
            <text:p>31,729447065</text:p>
          </table:table-cell>
          <table:table-cell/>
          <table:table-cell office:value-type="float" office:value="400">
            <text:p>400</text:p>
          </table:table-cell>
          <table:table-cell office:value-type="float" office:value="33.7227314814815">
            <text:p>33,7227314815</text:p>
          </table:table-cell>
          <table:table-cell office:value-type="float" office:value="23.6550272331155">
            <text:p>23,6550272331</text:p>
          </table:table-cell>
          <table:table-cell/>
          <table:table-cell office:value-type="float" office:value="400">
            <text:p>400</text:p>
          </table:table-cell>
          <table:table-cell office:value-type="float" office:value="15.6479875283447">
            <text:p>15,6479875283</text:p>
          </table:table-cell>
          <table:table-cell office:value-type="float" office:value="12.3267942176871">
            <text:p>12,3267942177</text:p>
          </table:table-cell>
        </table:table-row>
        <table:table-row table:style-name="ro2">
          <table:table-cell table:number-columns-repeated="19"/>
          <table:table-cell table:style-name="Default" table:number-columns-repeated="10"/>
          <table:table-cell table:number-columns-repeated="8"/>
          <table:table-cell office:value-type="float" office:value="600">
            <text:p>600</text:p>
          </table:table-cell>
          <table:table-cell office:value-type="float" office:value="35.5107966457023">
            <text:p>35,5107966457</text:p>
          </table:table-cell>
          <table:table-cell office:value-type="float" office:value="22.488857442348">
            <text:p>22,4888574423</text:p>
          </table:table-cell>
          <table:table-cell/>
          <table:table-cell office:value-type="float" office:value="600">
            <text:p>600</text:p>
          </table:table-cell>
          <table:table-cell office:value-type="float" office:value="26.6339324618736">
            <text:p>26,6339324619</text:p>
          </table:table-cell>
          <table:table-cell office:value-type="float" office:value="17.7315032679739">
            <text:p>17,731503268</text:p>
          </table:table-cell>
          <table:table-cell/>
          <table:table-cell office:value-type="float" office:value="600">
            <text:p>600</text:p>
          </table:table-cell>
          <table:table-cell office:value-type="float" office:value="12.7756972789116">
            <text:p>12,7756972789</text:p>
          </table:table-cell>
          <table:table-cell office:value-type="float" office:value="10.8374178004535">
            <text:p>10,8374178005</text:p>
          </table:table-cell>
        </table:table-row>
        <table:table-row table:style-name="ro2">
          <table:table-cell table:number-columns-repeated="19"/>
          <table:table-cell table:style-name="Default" table:number-columns-repeated="10"/>
          <table:table-cell table:number-columns-repeated="8"/>
          <table:table-cell office:value-type="float" office:value="800">
            <text:p>800</text:p>
          </table:table-cell>
          <table:table-cell office:value-type="float" office:value="33.6941079059829">
            <text:p>33,694107906</text:p>
          </table:table-cell>
          <table:table-cell office:value-type="float" office:value="21.0512527233115">
            <text:p>21,0512527233</text:p>
          </table:table-cell>
          <table:table-cell/>
          <table:table-cell office:value-type="float" office:value="800">
            <text:p>800</text:p>
          </table:table-cell>
          <table:table-cell office:value-type="float" office:value="20.2508333333333">
            <text:p>20,2508333333</text:p>
          </table:table-cell>
          <table:table-cell office:value-type="float" office:value="14.0736764705882">
            <text:p>14,0736764706</text:p>
          </table:table-cell>
          <table:table-cell/>
          <table:table-cell office:value-type="float" office:value="800">
            <text:p>800</text:p>
          </table:table-cell>
          <table:table-cell office:value-type="float" office:value="10.9159467120181">
            <text:p>10,915946712</text:p>
          </table:table-cell>
          <table:table-cell office:value-type="float" office:value="9.74743197278912">
            <text:p>9,7474319728</text:p>
          </table:table-cell>
        </table:table-row>
        <table:table-row table:style-name="ro2">
          <table:table-cell table:number-columns-repeated="19"/>
          <table:table-cell table:style-name="Default" table:number-columns-repeated="10"/>
          <table:table-cell table:number-columns-repeated="8"/>
          <table:table-cell office:value-type="float" office:value="1000">
            <text:p>1000</text:p>
          </table:table-cell>
          <table:table-cell office:value-type="float" office:value="25.2805119825708">
            <text:p>25,2805119826</text:p>
          </table:table-cell>
          <table:table-cell office:value-type="float" office:value="19.1469281045752">
            <text:p>19,1469281046</text:p>
          </table:table-cell>
          <table:table-cell/>
          <table:table-cell office:value-type="float" office:value="1000">
            <text:p>1000</text:p>
          </table:table-cell>
          <table:table-cell office:value-type="float" office:value="18.497355664488">
            <text:p>18,4973556645</text:p>
          </table:table-cell>
          <table:table-cell office:value-type="float" office:value="13.7132333333333">
            <text:p>13,7132333333</text:p>
          </table:table-cell>
          <table:table-cell/>
          <table:table-cell office:value-type="float" office:value="1000">
            <text:p>1000</text:p>
          </table:table-cell>
          <table:table-cell office:value-type="float" office:value="11.4431018518519">
            <text:p>11,4431018519</text:p>
          </table:table-cell>
          <table:table-cell office:value-type="float" office:value="9.59116608796296">
            <text:p>9,591166088</text:p>
          </table:table-cell>
        </table:table-row>
        <table:table-row table:style-name="ro2">
          <table:table-cell table:number-columns-repeated="19"/>
          <table:table-cell table:style-name="Default" table:number-columns-repeated="10"/>
          <table:table-cell table:number-columns-repeated="19"/>
        </table:table-row>
        <table:table-row table:style-name="ro2">
          <table:table-cell table:number-columns-repeated="19"/>
          <table:table-cell table:style-name="Default" table:number-columns-repeated="10"/>
          <table:table-cell table:number-columns-repeated="19"/>
        </table:table-row>
      </table:table>
      <table:table table:name="Sheet2" table:style-name="ta1" table:print="false">
        <table:table-column table:style-name="co14" table:number-columns-repeated="4" table:default-cell-style-name="Default"/>
        <table:table-column table:style-name="co14" table:default-cell-style-name="ce16"/>
        <table:table-row table:style-name="ro2">
          <table:table-cell table:number-columns-repeated="2" office:value-type="float" office:value="460575272">
            <text:p>460575272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31238991">
            <text:p>1331238991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office:value-type="float" office:value="692982627">
            <text:p>692982627</text:p>
          </table:table-cell>
          <table:table-cell office:value-type="float" office:value="1645116277">
            <text:p>1645116277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2030952567">
            <text:p>2030952567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372156336">
            <text:p>372156336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979545543">
            <text:p>979545543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624537871">
            <text:p>1624537871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713190994">
            <text:p>713190994</text:p>
          </table:table-cell>
          <table:table-cell office:value-type="string">
            <text:p>FDS non utile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156436224">
            <text:p>1156436224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354421844">
            <text:p>354421844</text:p>
          </table:table-cell>
          <table:table-cell office:value-type="string">
            <text:p>FDS non utile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628735393">
            <text:p>1628735393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456922549">
            <text:p>456922549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2007872839">
            <text:p>2007872839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821079954">
            <text:p>821079954</text:p>
          </table:table-cell>
          <table:table-cell office:value-type="string">
            <text:p>Non usa delega e delega 0 migliore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360646631">
            <text:p>360646631</text:p>
          </table:table-cell>
          <table:table-cell office:value-type="string">
            <text:p>Non usa delega e delega 0 migliore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314116942">
            <text:p>314116942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66562942">
            <text:p>66562942</text:p>
          </table:table-cell>
          <table:table-cell office:value-type="string">
            <text:p>Migliora con delega a tutti – messo in da valutare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float" office:value="1645116277">
            <text:p>1645116277</text:p>
          </table:table-cell>
          <table:table-cell office:value-type="string">
            <text:p>Non usa delega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635860990">
            <text:p>1635860990</text:p>
          </table:table-cell>
          <table:table-cell office:value-type="string">
            <text:p>Non usa delega</text:p>
          </table:table-cell>
          <table:table-cell table:number-columns-repeated="2"/>
        </table:table-row>
      </table:table>
      <table:table table:name="Grafici" table:style-name="ta1" table:print="false">
        <office:forms form:automatic-focus="false" form:apply-design-mode="false"/>
        <table:table-column table:style-name="co14" table:number-columns-repeated="17" table:default-cell-style-name="Default"/>
        <table:table-row table:style-name="ro2">
          <table:table-cell table:number-columns-repeated="16"/>
          <table:table-cell>
            <draw:frame table:end-cell-address="Grafici.X20" table:end-x="0.457cm" table:end-y="0.325cm" draw:z-index="10" draw:style-name="gr1" svg:width="16cm" svg:height="9.735cm" svg:x="0.263cm" svg:y="0.139cm">
              <draw:object draw:notify-on-update-of-ranges="Sheet1.AL66:Sheet1.AL66 Sheet1.AL67:Sheet1.AL72 Sheet1.AM66:Sheet1.AM66 Sheet1.AM67:Sheet1.AM72 Sheet1.AN66:Sheet1.AN66 Sheet1.AN67:Sheet1.AN72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</table:table-row>
        <table:table-row table:style-name="ro2">
          <table:table-cell table:number-columns-repeated="17"/>
        </table:table-row>
        <table:table-row table:style-name="ro2">
          <table:table-cell>
            <draw:frame table:end-cell-address="Grafici.H21" table:end-x="1.129cm" table:end-y="0.007cm" draw:z-index="0" draw:style-name="gr1" svg:width="16.274cm" svg:height="8.999cm" svg:x="0.661cm" svg:y="0.054cm">
              <draw:object draw:notify-on-update-of-ranges="Sheet1.X2:Sheet1.X2 Sheet1.X55:Sheet1.X57 Sheet1.Y2:Sheet1.Y2 Sheet1.Y55:Sheet1.Y57 Sheet1.Z2:Sheet1.Z2 Sheet1.Z55:Sheet1.Z5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</table:table-row>
        <table:table-row table:style-name="ro2" table:number-rows-repeated="7">
          <table:table-cell table:number-columns-repeated="17"/>
        </table:table-row>
        <table:table-row table:style-name="ro2">
          <table:table-cell table:number-columns-repeated="15"/>
          <table:table-cell table:style-name="ce4" office:value-type="float" office:value="5">
            <text:p>5</text:p>
          </table:table-cell>
          <table:table-cell/>
        </table:table-row>
        <table:table-row table:style-name="ro2" table:number-rows-repeated="9">
          <table:table-cell table:number-columns-repeated="17"/>
        </table:table-row>
        <table:table-row table:style-name="ro2">
          <table:table-cell table:number-columns-repeated="8"/>
          <table:table-cell>
            <draw:frame table:end-cell-address="Grafici.O40" table:end-x="0.206cm" table:end-y="0.135cm" draw:z-index="1" draw:style-name="gr1" svg:width="13.104cm" svg:height="9.382cm" svg:x="0.65cm" svg:y="0.302cm">
              <draw:object draw:notify-on-update-of-ranges="Sheet1.AB2:Sheet1.AB2 Sheet1.AE55:Sheet1.AE57 Sheet1.AC2:Sheet1.AC2 Sheet1.AF55:Sheet1.AF5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Grafici.X41" table:end-x="0.411cm" table:end-y="0.051cm" draw:z-index="9" draw:style-name="gr1" svg:width="16cm" svg:height="9.735cm" svg:x="0.217cm" svg:y="0.368cm">
              <draw:object draw:notify-on-update-of-ranges="Sheet1.AP66:Sheet1.AP66 Sheet1.AP67:Sheet1.AP72 Sheet1.AQ66:Sheet1.AQ66 Sheet1.AQ67:Sheet1.AQ72 Sheet1.AR66:Sheet1.AR66 Sheet1.AR67:Sheet1.AR72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</table:table-row>
        <table:table-row table:style-name="ro2">
          <table:table-cell>
            <draw:frame table:end-cell-address="Grafici.H40" table:end-x="1.015cm" table:end-y="0.323cm" draw:z-index="3" draw:style-name="gr1" svg:width="15.999cm" svg:height="8.999cm" svg:x="0.822cm" svg:y="0.37cm">
              <draw:object draw:notify-on-update-of-ranges="Sheet1.AB2:Sheet1.AB2 Sheet1.AB55:Sheet1.AB57 Sheet1.AC2:Sheet1.AC2 Sheet1.AC55:Sheet1.AC5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6"/>
        </table:table-row>
        <table:table-row table:style-name="ro2" table:number-rows-repeated="7">
          <table:table-cell table:number-columns-repeated="17"/>
        </table:table-row>
        <table:table-row table:style-name="ro2">
          <table:table-cell table:number-columns-repeated="15"/>
          <table:table-cell table:style-name="ce4" office:value-type="float" office:value="10">
            <text:p>10</text:p>
          </table:table-cell>
          <table:table-cell/>
        </table:table-row>
        <table:table-row table:style-name="ro2" table:number-rows-repeated="10">
          <table:table-cell table:number-columns-repeated="17"/>
        </table:table-row>
        <table:table-row table:style-name="ro2">
          <table:table-cell>
            <draw:frame table:end-cell-address="Grafici.H59" table:end-x="0.593cm" table:end-y="0.158cm" draw:z-index="2" draw:style-name="gr1" svg:width="15.999cm" svg:height="8.999cm" svg:x="0.4cm" svg:y="0.206cm">
              <draw:object draw:notify-on-update-of-ranges="Sheet1.T2:Sheet1.T2 Sheet1.T55:Sheet1.T55 Sheet1.U2:Sheet1.U2 Sheet1.U55:Sheet1.U5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6"/>
        </table:table-row>
        <table:table-row table:style-name="ro2">
          <table:table-cell table:number-columns-repeated="17"/>
        </table:table-row>
        <table:table-row table:style-name="ro2">
          <table:table-cell table:number-columns-repeated="16"/>
          <table:table-cell>
            <draw:frame table:end-cell-address="Grafici.X63" table:end-x="0.336cm" table:end-y="0.038cm" draw:z-index="5" draw:style-name="gr1" svg:width="16cm" svg:height="9.735cm" svg:x="0.142cm" svg:y="0.355cm">
              <draw:object draw:notify-on-update-of-ranges="Sheet1.AL55:Sheet1.AL60 Sheet1.AM54:Sheet1.AM54 Sheet1.AM55:Sheet1.AM60 Sheet1.AN54:Sheet1.AN54 Sheet1.AN55:Sheet1.AN6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2" table:number-rows-repeated="8">
          <table:table-cell table:number-columns-repeated="17"/>
        </table:table-row>
        <table:table-row table:style-name="ro2">
          <table:table-cell table:number-columns-repeated="15"/>
          <table:table-cell table:style-name="ce4" office:value-type="float" office:value="20">
            <text:p>20</text:p>
          </table:table-cell>
          <table:table-cell/>
        </table:table-row>
        <table:table-row table:style-name="ro2" table:number-rows-repeated="9">
          <table:table-cell table:number-columns-repeated="17"/>
        </table:table-row>
        <table:table-row table:style-name="ro2">
          <table:table-cell>
            <draw:frame table:end-cell-address="Grafici.H82" table:end-x="0.607cm" table:end-y="0.081cm" draw:z-index="4" draw:style-name="gr1" svg:width="16cm" svg:height="9.735cm" svg:x="0.413cm" svg:y="0.398cm">
              <draw:object draw:notify-on-update-of-ranges="Sheet1.AH55:Sheet1.AH62 Sheet1.AI54:Sheet1.AI54 Sheet1.AI55:Sheet1.AI62 Sheet1.AJ54:Sheet1.AJ54 Sheet1.AJ55:Sheet1.AJ6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6"/>
        </table:table-row>
        <table:table-row table:style-name="ro2" table:number-rows-repeated="3">
          <table:table-cell table:number-columns-repeated="17"/>
        </table:table-row>
        <table:table-row table:style-name="ro2">
          <table:table-cell table:number-columns-repeated="16"/>
          <table:table-cell>
            <draw:frame table:end-cell-address="Grafici.X85" table:end-x="0.194cm" table:end-y="0.187cm" draw:z-index="8" draw:style-name="gr1" svg:width="16cm" svg:height="9.735cm" svg:x="0cm" svg:y="0.001cm">
              <draw:object draw:notify-on-update-of-ranges="Sheet1.AT66:Sheet1.AT66 Sheet1.AT67:Sheet1.AT72 Sheet1.AU66:Sheet1.AU66 Sheet1.AU67:Sheet1.AU72 Sheet1.AV66:Sheet1.AV66 Sheet1.AV67:Sheet1.AV72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2" table:number-rows-repeated="7">
          <table:table-cell table:number-columns-repeated="17"/>
        </table:table-row>
        <table:table-row table:style-name="ro2">
          <table:table-cell table:number-columns-repeated="15"/>
          <table:table-cell table:style-name="ce4" office:value-type="float" office:value="30">
            <text:p>30</text:p>
          </table:table-cell>
          <table:table-cell/>
        </table:table-row>
        <table:table-row table:style-name="ro2" table:number-rows-repeated="12">
          <table:table-cell table:number-columns-repeated="17"/>
        </table:table-row>
        <table:table-row table:style-name="ro2">
          <table:table-cell table:number-columns-repeated="16"/>
          <table:table-cell>
            <draw:frame table:end-cell-address="Grafici.X107" table:end-x="0.477cm" table:end-y="0.019cm" draw:z-index="6" draw:style-name="gr1" svg:width="16cm" svg:height="9.735cm" svg:x="0.283cm" svg:y="0.336cm">
              <draw:object draw:notify-on-update-of-ranges="Sheet1.AP55:Sheet1.AP60 Sheet1.AQ54:Sheet1.AQ54 Sheet1.AQ55:Sheet1.AQ60 Sheet1.AR54:Sheet1.AR54 Sheet1.AR55:Sheet1.AR6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5"/>
          <table:table-cell table:style-name="ce4" office:value-type="float" office:value="50">
            <text:p>50</text:p>
          </table:table-cell>
          <table:table-cell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6"/>
          <table:table-cell>
            <draw:frame table:end-cell-address="Grafici.X129" table:end-x="0.477cm" table:end-y="0.02cm" draw:z-index="7" draw:style-name="gr1" svg:width="16cm" svg:height="9.735cm" svg:x="0.283cm" svg:y="0.337cm">
              <draw:object draw:notify-on-update-of-ranges="Sheet1.AT55:Sheet1.AT60 Sheet1.AU54:Sheet1.AU54 Sheet1.AU55:Sheet1.AU60 Sheet1.AV54:Sheet1.AV54 Sheet1.AV55:Sheet1.AV60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2" table:number-rows-repeated="10">
          <table:table-cell table:number-columns-repeated="17"/>
        </table:table-row>
        <table:table-row table:style-name="ro2">
          <table:table-cell table:number-columns-repeated="15"/>
          <table:table-cell table:style-name="ce4" office:value-type="float" office:value="80">
            <text:p>8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/>
    <style:font-face style:name="Cantarell" svg:font-family="Cantarell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0" number:min-integer-digits="3" number:grouping="true"/>
    </number:number-style>
    <number:number-style style:name="N108">
      <number:number number:decimal-places="0" number:min-integer-digits="5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2">12/06/2011</text:date>, <text:time>11.26.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naldo [IN2]</meta:initial-creator>
    <meta:creation-date>2011-05-24T10:41:47</meta:creation-date>
    <meta:generator>LibreOffice/3.3$Linux LibreOffice_project/330m19$Build-202</meta:generator>
    <dc:date>2011-06-12T11:26:22</dc:date>
    <meta:editing-duration>PT19H46M3S</meta:editing-duration>
    <meta:editing-cycles>75</meta:editing-cycles>
    <dc:creator>Daniele Bonaldo</dc:creator>
    <meta:document-statistic meta:table-count="3" meta:cell-count="1159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graphic-properties draw:fill-color="#000000" draw:fill-hatch-name="Blue_20_Crossed_20_45_20_Degrees"/>
      <style:text-properties fo:font-size="10pt" style:font-size-asian="10pt" style:font-size-complex="10pt"/>
    </style:style>
    <style:style style:name="ch9" style:family="chart" style:data-style-name="N1">
      <style:graphic-properties draw:fill-color="#999999" draw:fill-hatch-name="Blue_20_Crossed_20_0_20_Degrees"/>
      <style:text-properties fo:font-size="10pt" style:font-size-asian="10pt" style:font-size-complex="10pt"/>
    </style:style>
    <style:style style:name="ch10" style:family="chart" style:data-style-name="N1">
      <style:graphic-properties draw:fill="hatch" draw:fill-color="#ffd320" draw:fill-hatch-name="Black_20_45_20_Degrees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606cm"/>
    </style:style>
    <style:style style:name="gr2" style:family="graphic">
      <style:graphic-properties draw:stroke="none" svg:stroke-color="#000000" draw:fill="none" draw:fill-color="#ffffff" fo:min-height="0.627cm"/>
    </style:style>
    <style:style style:name="gr3" style:family="graphic">
      <style:graphic-properties draw:stroke="none" svg:stroke-color="#000000" draw:fill="none" draw:fill-color="#ffffff" fo:min-height="0.56cm"/>
    </style:style>
    <style:style style:name="P1" style:family="paragraph">
      <style:text-properties fo:font-size="6pt" style:font-size-asian="24pt" style:font-size-complex="24pt"/>
    </style:style>
    <style:style style:name="T1" style:family="text">
      <style:text-properties fo:font-size="6pt" style:font-size-asian="24pt" style:font-size-complex="24pt"/>
    </style:style>
  </office:automatic-styles>
  <office:body>
    <office:chart>
      <chart:chart svg:width="16.275cm" svg:height="9cm" xlink:href=".." xlink:type="simple" chart:class="chart:bar" chart:style-name="ch1">
        <chart:legend chart:legend-position="top" svg:x="5.733cm" svg:y="0.273cm" chart:style-name="ch2"/>
        <chart:plot-area chart:style-name="ch3" table:cell-range-address="Sheet1.X2:Sheet1.Z2 Sheet1.X55:Sheet1.Z57" chart:data-source-has-labels="row" svg:x="1.387cm" svg:y="0.671cm" svg:width="11.385cm" svg:height="7.723cm">
          <chartooo:coordinate-region svg:x="2.749cm" svg:y="0.897cm" svg:width="10.023cm" svg:height="7.272cm"/>
          <chart:axis chart:dimension="x" chart:name="primary-x" chart:style-name="ch4"/>
          <chart:axis chart:dimension="y" chart:name="primary-y" chart:style-name="ch5">
            <chart:title svg:x="0.643cm" svg:y="4.967cm" chart:style-name="ch6">
              <text:p>Time (s)</text:p>
            </chart:title>
            <chart:grid chart:style-name="ch7" chart:class="major"/>
          </chart:axis>
          <chart:series chart:style-name="ch8" chart:values-cell-range-address="Sheet1.X55:Sheet1.X57" chart:label-cell-address="Sheet1.X2:Sheet1.X2" chart:class="chart:bar">
            <chart:data-point chart:repeated="3"/>
          </chart:series>
          <chart:series chart:style-name="ch9" chart:values-cell-range-address="Sheet1.Y55:Sheet1.Y57" chart:label-cell-address="Sheet1.Y2:Sheet1.Y2" chart:class="chart:bar">
            <chart:data-point chart:repeated="3"/>
          </chart:series>
          <chart:series chart:style-name="ch10" chart:values-cell-range-address="Sheet1.Z55:Sheet1.Z57" chart:label-cell-address="Sheet1.Z2:Sheet1.Z2" chart:class="chart:bar">
            <chart:data-point chart:repeated="3"/>
          </chart:series>
          <chart:wall chart:style-name="ch11"/>
          <chart:floor chart:style-name="ch12"/>
        </chart:plot-area>
        <draw:frame draw:style-name="gr1" svg:width="1.869cm" svg:height="0.606cm" svg:x="4.009cm" svg:y="8.394cm">
          <draw:text-box>
            <text:p><text:span text:style-name="T1">Average</text:span></text:p>
          </draw:text-box>
        </draw:frame>
        <draw:frame draw:style-name="gr2" svg:width="2.172cm" svg:height="0.627cm" svg:x="7.344cm" svg:y="8.373cm">
          <draw:text-box>
            <text:p><text:span text:style-name="T1">Min</text:span></text:p>
          </draw:text-box>
        </draw:frame>
        <draw:frame draw:style-name="gr3" draw:text-style-name="P1" svg:width="2.364cm" svg:height="0.56cm" svg:x="10.725cm" svg:y="8.396cm">
          <draw:text-box>
            <text:p text:style-name="P1"><text:span text:style-name="T1">Max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_delegation</text:p>
                <draw:g>
                  <svg:desc>Sheet1.X2:Sheet1.X2</svg:desc>
                </draw:g>
              </table:table-cell>
              <table:table-cell office:value-type="string">
                <text:p>M2MShare</text:p>
                <draw:g>
                  <svg:desc>Sheet1.Y2:Sheet1.Y2</svg:desc>
                </draw:g>
              </table:table-cell>
              <table:table-cell office:value-type="string">
                <text:p>Delegation_to_all</text:p>
                <draw:g>
                  <svg:desc>Sheet1.Z2:Sheet1.Z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770.225">
                <text:p>205770.225</text:p>
                <draw:g>
                  <svg:desc>Sheet1.X55:Sheet1.X57</svg:desc>
                </draw:g>
              </table:table-cell>
              <table:table-cell office:value-type="float" office:value="130073.35">
                <text:p>130073.35</text:p>
                <draw:g>
                  <svg:desc>Sheet1.Y55:Sheet1.Y57</svg:desc>
                </draw:g>
              </table:table-cell>
              <table:table-cell office:value-type="float" office:value="111529.575">
                <text:p>111529.575</text:p>
                <draw:g>
                  <svg:desc>Sheet1.Z55:Sheet1.Z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270">
                <text:p>97270</text:p>
              </table:table-cell>
              <table:table-cell office:value-type="float" office:value="12909">
                <text:p>12909</text:p>
              </table:table-cell>
              <table:table-cell office:value-type="float" office:value="12898.5">
                <text:p>1289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0112">
                <text:p>520112</text:p>
              </table:table-cell>
              <table:table-cell office:value-type="float" office:value="219095.5">
                <text:p>219095.5</text:p>
              </table:table-cell>
              <table:table-cell office:value-type="float" office:value="202645.5">
                <text:p>20264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hatch draw:name="Blue_20_Crossed_20_0_20_Degrees" draw:display-name="Blue Crossed 0 Degrees" draw:style="double" draw:color="#000080" draw:distance="0.076cm" draw:rotation="900"/>
    <draw:hatch draw:name="Blue_20_Crossed_20_45_20_Degrees" draw:display-name="Blue Crossed 45 Degrees" draw:style="double" draw:color="#000080" draw:distance="0.076cm" draw:rotation="450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3" style:family="chart">
      <style:chart-properties chart:symbol-type="automatic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5" style:family="chart">
      <style:chart-properties chart:auto-position="true" style:rotation-angle="0"/>
      <style:text-properties fo:font-size="6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48" chart:reverse-direction="false" text:line-break="false" chart:axis-position="1"/>
      <style:graphic-properties svg:stroke-color="#b3b3b3"/>
      <style:text-properties fo:font-size="6pt" style:font-size-asian="10pt" style:font-size-complex="10pt"/>
    </style:style>
    <style:style style:name="ch7" style:family="chart">
      <style:chart-properties chart:auto-position="true" style:rotation-angle="90"/>
      <style:text-properties fo:font-size="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dash" draw:stroke-dash="Ultrafine_20_2_20_Dots_20_3_20_Dashes" svg:stroke-width="0.08cm" svg:stroke-color="#4c4c4c" draw:fill-color="#4c4c4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736cm" xlink:href=".." xlink:type="simple" chart:class="chart:line" chart:style-name="ch1">
        <chart:legend chart:legend-position="top" svg:x="6.523cm" svg:y="0.707cm" chart:style-name="ch2"/>
        <chart:plot-area chart:style-name="ch3" table:cell-range-address="Sheet1.AP66:Sheet1.AR72" chart:data-source-has-labels="both" svg:x="0.767cm" svg:y="1.5cm" svg:width="14.64cm" svg:height="7.137cm">
          <chartooo:coordinate-region svg:x="1.23cm" svg:y="1.5cm" svg:width="13.964cm" svg:height="6.596cm"/>
          <chart:axis chart:dimension="x" chart:name="primary-x" chart:style-name="ch4">
            <chart:title svg:x="7.572cm" svg:y="8.832cm" chart:style-name="ch5">
              <text:p>Nodes (N)</text:p>
            </chart:title>
            <chart:categories table:cell-range-address="Sheet1.AP67:Sheet1.AP72"/>
          </chart:axis>
          <chart:axis chart:dimension="y" chart:name="primary-y" chart:style-name="ch6">
            <chart:title svg:x="0.028cm" svg:y="5.516cm" chart:style-name="ch7">
              <text:p>Ftavg (h)</text:p>
            </chart:title>
            <chart:grid chart:style-name="ch8" chart:class="major"/>
          </chart:axis>
          <chart:series chart:style-name="ch9" chart:values-cell-range-address="Sheet1.AQ67:Sheet1.AQ72" chart:label-cell-address="Sheet1.AQ66:Sheet1.AQ66" chart:class="chart:line">
            <chart:data-point chart:repeated="6"/>
          </chart:series>
          <chart:series chart:style-name="ch10" chart:values-cell-range-address="Sheet1.AR67:Sheet1.AR72" chart:label-cell-address="Sheet1.AR66:Sheet1.AR66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_delegation</text:p>
                <draw:g>
                  <svg:desc>Sheet1.AQ66:Sheet1.AQ66</svg:desc>
                </draw:g>
              </table:table-cell>
              <table:table-cell office:value-type="string">
                <text:p>M2MShare</text:p>
                <draw:g>
                  <svg:desc>Sheet1.AR66:Sheet1.AR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</text:p>
                <draw:g>
                  <svg:desc>Sheet1.AP67:Sheet1.AP72</svg:desc>
                </draw:g>
              </table:table-cell>
              <table:table-cell office:value-type="float" office:value="48">
                <text:p>48</text:p>
                <draw:g>
                  <svg:desc>Sheet1.AQ67:Sheet1.AQ72</svg:desc>
                </draw:g>
              </table:table-cell>
              <table:table-cell office:value-type="float" office:value="48">
                <text:p>48</text:p>
                <draw:g>
                  <svg:desc>Sheet1.AR67:Sheet1.AR72</svg:desc>
                </draw:g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1.3961111111111">
                <text:p>41.3961111111111</text:p>
              </table:table-cell>
              <table:table-cell office:value-type="float" office:value="33.56151416122">
                <text:p>33.5615141612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3.7227314814815">
                <text:p>33.7227314814815</text:p>
              </table:table-cell>
              <table:table-cell office:value-type="float" office:value="23.6550272331155">
                <text:p>23.655027233115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6.6339324618736">
                <text:p>26.6339324618736</text:p>
              </table:table-cell>
              <table:table-cell office:value-type="float" office:value="17.7315032679739">
                <text:p>17.731503267973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0.2508333333333">
                <text:p>20.2508333333333</text:p>
              </table:table-cell>
              <table:table-cell office:value-type="float" office:value="14.0736764705882">
                <text:p>14.073676470588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8.497355664488">
                <text:p>18.497355664488</text:p>
              </table:table-cell>
              <table:table-cell office:value-type="float" office:value="13.7132333333333">
                <text:p>13.71323333333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3" style:family="chart">
      <style:chart-properties chart:symbol-type="automatic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5" style:family="chart">
      <style:chart-properties chart:auto-position="true" style:rotation-angle="0"/>
      <style:text-properties fo:font-size="6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48" chart:reverse-direction="false" text:line-break="false" chart:axis-position="1"/>
      <style:graphic-properties svg:stroke-color="#b3b3b3"/>
      <style:text-properties fo:font-size="6pt" style:font-size-asian="10pt" style:font-size-complex="10pt"/>
    </style:style>
    <style:style style:name="ch7" style:family="chart">
      <style:chart-properties chart:auto-position="true" style:rotation-angle="90"/>
      <style:text-properties fo:font-size="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dash" draw:stroke-dash="Ultrafine_20_2_20_Dots_20_3_20_Dashes" svg:stroke-width="0.08cm" svg:stroke-color="#4c4c4c" draw:fill-color="#4c4c4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736cm" xlink:href=".." xlink:type="simple" chart:class="chart:line" chart:style-name="ch1">
        <chart:legend chart:legend-position="top" svg:x="6.523cm" svg:y="0.707cm" chart:style-name="ch2"/>
        <chart:plot-area chart:style-name="ch3" table:cell-range-address="Sheet1.AL66:Sheet1.AN72" chart:data-source-has-labels="both" svg:x="0.767cm" svg:y="1.5cm" svg:width="14.64cm" svg:height="7.137cm">
          <chartooo:coordinate-region svg:x="1.23cm" svg:y="1.5cm" svg:width="13.964cm" svg:height="6.596cm"/>
          <chart:axis chart:dimension="x" chart:name="primary-x" chart:style-name="ch4">
            <chart:title svg:x="7.572cm" svg:y="8.832cm" chart:style-name="ch5">
              <text:p>Nodes (N)</text:p>
            </chart:title>
            <chart:categories table:cell-range-address="Sheet1.AL67:Sheet1.AL72"/>
          </chart:axis>
          <chart:axis chart:dimension="y" chart:name="primary-y" chart:style-name="ch6">
            <chart:title svg:x="0.028cm" svg:y="5.516cm" chart:style-name="ch7">
              <text:p>Ftavg (h)</text:p>
            </chart:title>
            <chart:grid chart:style-name="ch8" chart:class="major"/>
          </chart:axis>
          <chart:series chart:style-name="ch9" chart:values-cell-range-address="Sheet1.AM67:Sheet1.AM72" chart:label-cell-address="Sheet1.AM66:Sheet1.AM66" chart:class="chart:line">
            <chart:data-point chart:repeated="6"/>
          </chart:series>
          <chart:series chart:style-name="ch10" chart:values-cell-range-address="Sheet1.AN67:Sheet1.AN72" chart:label-cell-address="Sheet1.AN66:Sheet1.AN66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_delegation</text:p>
                <draw:g>
                  <svg:desc>Sheet1.AM66:Sheet1.AM66</svg:desc>
                </draw:g>
              </table:table-cell>
              <table:table-cell office:value-type="string">
                <text:p>M2MShare</text:p>
                <draw:g>
                  <svg:desc>Sheet1.AN66:Sheet1.AN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</text:p>
                <draw:g>
                  <svg:desc>Sheet1.AL67:Sheet1.AL72</svg:desc>
                </draw:g>
              </table:table-cell>
              <table:table-cell office:value-type="float" office:value="48">
                <text:p>48</text:p>
                <draw:g>
                  <svg:desc>Sheet1.AM67:Sheet1.AM72</svg:desc>
                </draw:g>
              </table:table-cell>
              <table:table-cell office:value-type="float" office:value="48">
                <text:p>48</text:p>
                <draw:g>
                  <svg:desc>Sheet1.AN67:Sheet1.AN72</svg:desc>
                </draw:g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8">
                <text:p>48</text:p>
              </table:table-cell>
              <table:table-cell office:value-type="float" office:value="45.470178197065">
                <text:p>45.47017819706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7.5949240041929">
                <text:p>47.5949240041929</text:p>
              </table:table-cell>
              <table:table-cell office:value-type="float" office:value="31.7294470649895">
                <text:p>31.729447064989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5.5107966457023">
                <text:p>35.5107966457023</text:p>
              </table:table-cell>
              <table:table-cell office:value-type="float" office:value="22.488857442348">
                <text:p>22.48885744234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3.6941079059829">
                <text:p>33.6941079059829</text:p>
              </table:table-cell>
              <table:table-cell office:value-type="float" office:value="21.0512527233115">
                <text:p>21.051252723311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5.2805119825708">
                <text:p>25.2805119825708</text:p>
              </table:table-cell>
              <table:table-cell office:value-type="float" office:value="19.1469281045752">
                <text:p>19.146928104575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6" style:family="chart">
      <style:chart-properties chart:auto-position="true" style:rotation-angle="90"/>
      <style:text-properties fo:font-size="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999999"/>
      <style:text-properties fo:font-size="10pt" style:font-size-asian="10pt" style:font-size-complex="10pt"/>
    </style:style>
    <style:style style:name="ch9" style:family="chart" style:data-style-name="N0">
      <style:graphic-properties draw:fill="hatch" draw:fill-color="#ff420e" draw:fill-hatch-name="Black_20_45_20_Degrees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552cm"/>
    </style:style>
    <style:style style:name="P1" style:family="paragraph">
      <style:text-properties fo:font-size="12pt"/>
    </style:style>
    <style:style style:name="T1" style:family="text">
      <style:text-properties fo:font-size="6pt" style:font-size-asian="24pt" style:font-size-complex="24pt"/>
    </style:style>
  </office:automatic-styles>
  <office:body>
    <office:chart>
      <chart:chart svg:width="13.105cm" svg:height="9.383cm" xlink:href=".." xlink:type="simple" chart:class="chart:bar" chart:style-name="ch1">
        <chart:legend chart:legend-position="top" svg:x="4.943cm" svg:y="0.693cm" chart:style-name="ch2"/>
        <chart:plot-area chart:style-name="ch3" table:cell-range-address="Sheet1.AB2:Sheet1.AC2 Sheet1.AE55:Sheet1.AF57" chart:data-source-has-labels="row" svg:x="1.813cm" svg:y="1.217cm" svg:width="10.676cm" svg:height="6.788cm">
          <chartooo:coordinate-region svg:x="2.382cm" svg:y="1.363cm" svg:width="10.107cm" svg:height="6.496cm"/>
          <chart:axis chart:dimension="x" chart:name="primary-x" chart:style-name="ch4"/>
          <chart:axis chart:dimension="y" chart:name="primary-y" chart:style-name="ch5">
            <chart:title svg:x="1.132cm" svg:y="5.417cm" chart:style-name="ch6">
              <text:p>Delegations used</text:p>
            </chart:title>
            <chart:grid chart:style-name="ch7" chart:class="major"/>
          </chart:axis>
          <chart:series chart:style-name="ch8" chart:values-cell-range-address="Sheet1.AE55:Sheet1.AE57" chart:label-cell-address="Sheet1.AB2:Sheet1.AB2" chart:class="chart:bar">
            <chart:data-point chart:repeated="3"/>
          </chart:series>
          <chart:series chart:style-name="ch9" chart:values-cell-range-address="Sheet1.AF55:Sheet1.AF57" chart:label-cell-address="Sheet1.AC2:Sheet1.AC2" chart:class="chart:bar">
            <chart:data-point chart:repeated="3"/>
          </chart:series>
          <chart:wall chart:style-name="ch10"/>
          <chart:floor chart:style-name="ch11"/>
        </chart:plot-area>
        <draw:frame draw:style-name="gr1" draw:text-style-name="P1" svg:width="1.53cm" svg:height="0.552cm" svg:x="7.223cm" svg:y="8.115cm">
          <draw:text-box>
            <text:p><text:span text:style-name="T1">Min</text:span></text:p>
          </draw:text-box>
        </draw:frame>
        <draw:frame draw:style-name="gr1" draw:text-style-name="P1" svg:width="1.53cm" svg:height="0.552cm" svg:x="3.651cm" svg:y="8.143cm">
          <draw:text-box>
            <text:p><text:span text:style-name="T1">Average</text:span></text:p>
          </draw:text-box>
        </draw:frame>
        <draw:frame draw:style-name="gr1" draw:text-style-name="P1" svg:width="1.53cm" svg:height="0.552cm" svg:x="10.499cm" svg:y="8.005cm">
          <draw:text-box>
            <text:p><text:span text:style-name="T1">Max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2MShare</text:p>
                <draw:g>
                  <svg:desc>Sheet1.AB2:Sheet1.AB2</svg:desc>
                </draw:g>
              </table:table-cell>
              <table:table-cell office:value-type="string">
                <text:p>Delegation_to_all</text:p>
                <draw:g>
                  <svg:desc>Sheet1.AC2:Sheet1.A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Sheet1.AE55:Sheet1.AE57</svg:desc>
                </draw:g>
              </table:table-cell>
              <table:table-cell office:value-type="float" office:value="26">
                <text:p>26</text:p>
                <draw:g>
                  <svg:desc>Sheet1.AF55:Sheet1.A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89">
                <text:p>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999999"/>
      <style:text-properties fo:font-size="10pt" style:font-size-asian="10pt" style:font-size-complex="10pt"/>
    </style:style>
    <style:style style:name="ch8" style:family="chart" style:data-style-name="N0">
      <style:graphic-properties draw:fill="hatch" draw:fill-color="#ff420e" draw:fill-hatch-name="Black_20_45_20_Degrees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6.391cm" svg:y="0.68cm" chart:style-name="ch2"/>
        <chart:plot-area chart:style-name="ch3" table:cell-range-address="Sheet1.T2:Sheet1.U2 Sheet1.T55:Sheet1.U55" chart:data-source-has-labels="row" svg:x="0.77cm" svg:y="1.447cm" svg:width="14.59cm" svg:height="6.953cm">
          <chartooo:coordinate-region svg:x="1.286cm" svg:y="1.593cm" svg:width="14.074cm" svg:height="6.6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T55:Sheet1.T55" chart:label-cell-address="Sheet1.T2:Sheet1.T2" chart:class="chart:bar">
            <chart:data-point/>
          </chart:series>
          <chart:series chart:style-name="ch8" chart:values-cell-range-address="Sheet1.U55:Sheet1.U55" chart:label-cell-address="Sheet1.U2:Sheet1.U2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2MShare</text:p>
                <draw:g>
                  <svg:desc>Sheet1.T2:Sheet1.T2</svg:desc>
                </draw:g>
              </table:table-cell>
              <table:table-cell office:value-type="string">
                <text:p>Delegation_to_all</text:p>
                <draw:g>
                  <svg:desc>Sheet1.U2:Sheet1.U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739850949703891">
                <text:p>0.739850949703891</text:p>
                <draw:g>
                  <svg:desc>Sheet1.T55:Sheet1.T55</svg:desc>
                </draw:g>
              </table:table-cell>
              <table:table-cell office:value-type="float" office:value="0.579703376571224">
                <text:p>0.579703376571224</text:p>
                <draw:g>
                  <svg:desc>Sheet1.U55:Sheet1.U5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50" chart:reverse-direction="false" text:line-break="false" chart:axis-position="1"/>
      <style:graphic-properties svg:stroke-color="#b3b3b3"/>
      <style:text-properties fo:font-size="6pt" style:font-size-asian="10pt" style:font-size-complex="10pt"/>
    </style:style>
    <style:style style:name="ch6" style:family="chart">
      <style:chart-properties chart:auto-position="true" style:rotation-angle="90"/>
      <style:text-properties fo:font-size="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999999"/>
      <style:text-properties fo:font-size="10pt" style:font-size-asian="10pt" style:font-size-complex="10pt"/>
    </style:style>
    <style:style style:name="ch9" style:family="chart" style:data-style-name="N0">
      <style:graphic-properties draw:fill="hatch" draw:fill-color="#ff420e" draw:fill-hatch-name="Black_20_45_20_Degrees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53cm"/>
    </style:style>
    <style:style style:name="P1" style:family="paragraph">
      <style:text-properties fo:font-size="12pt"/>
    </style:style>
    <style:style style:name="T1" style:family="text">
      <style:text-properties fo:font-size="6pt" style:font-size-asian="24pt" style:font-size-complex="24pt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6.391cm" svg:y="0.68cm" chart:style-name="ch2"/>
        <chart:plot-area chart:style-name="ch3" table:cell-range-address="Sheet1.AB2:Sheet1.AC2 Sheet1.AB55:Sheet1.AC57" chart:data-source-has-labels="row" svg:x="2.547cm" svg:y="1.795cm" svg:width="9.965cm" svg:height="6.525cm">
          <chartooo:coordinate-region svg:x="3.116cm" svg:y="1.941cm" svg:width="9.396cm" svg:height="6.233cm"/>
          <chart:axis chart:dimension="x" chart:name="primary-x" chart:style-name="ch4"/>
          <chart:axis chart:dimension="y" chart:name="primary-y" chart:style-name="ch5">
            <chart:title svg:x="1.808cm" svg:y="5.572cm" chart:style-name="ch6">
              <text:p>Data (MB)</text:p>
            </chart:title>
            <chart:grid chart:style-name="ch7" chart:class="major"/>
          </chart:axis>
          <chart:series chart:style-name="ch8" chart:values-cell-range-address="Sheet1.AB55:Sheet1.AB57" chart:label-cell-address="Sheet1.AB2:Sheet1.AB2" chart:class="chart:bar">
            <chart:data-point chart:repeated="3"/>
          </chart:series>
          <chart:series chart:style-name="ch9" chart:values-cell-range-address="Sheet1.AC55:Sheet1.AC57" chart:label-cell-address="Sheet1.AC2:Sheet1.AC2" chart:class="chart:bar">
            <chart:data-point chart:repeated="3"/>
          </chart:series>
          <chart:wall chart:style-name="ch10"/>
          <chart:floor chart:style-name="ch11"/>
        </chart:plot-area>
        <draw:frame draw:style-name="gr1" draw:text-style-name="P1" svg:width="1.869cm" svg:height="0.53cm" svg:x="7.486cm" svg:y="8.314cm">
          <draw:text-box>
            <text:p><text:span text:style-name="T1">Min</text:span></text:p>
          </draw:text-box>
        </draw:frame>
        <draw:frame draw:style-name="gr1" draw:text-style-name="P1" svg:width="1.869cm" svg:height="0.53cm" svg:x="4.041cm" svg:y="8.341cm">
          <draw:text-box>
            <text:p><text:span text:style-name="T1">Average</text:span></text:p>
          </draw:text-box>
        </draw:frame>
        <draw:frame draw:style-name="gr1" draw:text-style-name="P1" svg:width="1.869cm" svg:height="0.53cm" svg:x="10.527cm" svg:y="8.288cm">
          <draw:text-box>
            <text:p><text:span text:style-name="T1">Max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2MShare</text:p>
                <draw:g>
                  <svg:desc>Sheet1.AB2:Sheet1.AB2</svg:desc>
                </draw:g>
              </table:table-cell>
              <table:table-cell office:value-type="string">
                <text:p>Delegation_to_all</text:p>
                <draw:g>
                  <svg:desc>Sheet1.AC2:Sheet1.A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.507808">
                <text:p>32.507808</text:p>
                <draw:g>
                  <svg:desc>Sheet1.AB55:Sheet1.AB57</svg:desc>
                </draw:g>
              </table:table-cell>
              <table:table-cell office:value-type="float" office:value="68.834165">
                <text:p>68.834165</text:p>
                <draw:g>
                  <svg:desc>Sheet1.AC55:Sheet1.AC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375001">
                <text:p>8.375001</text:p>
              </table:table-cell>
              <table:table-cell office:value-type="float" office:value="9.125001">
                <text:p>9.125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.531248">
                <text:p>85.531248</text:p>
              </table:table-cell>
              <table:table-cell office:value-type="float" office:value="240.308511">
                <text:p>240.3085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3" style:family="chart">
      <style:chart-properties chart:symbol-type="automatic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5" style:family="chart">
      <style:chart-properties chart:auto-position="true" style:rotation-angle="0"/>
      <style:text-properties fo:font-size="6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48" chart:reverse-direction="false" text:line-break="false" chart:axis-position="1"/>
      <style:graphic-properties svg:stroke-color="#b3b3b3"/>
      <style:text-properties fo:font-size="6pt" style:font-size-asian="10pt" style:font-size-complex="10pt"/>
    </style:style>
    <style:style style:name="ch7" style:family="chart">
      <style:chart-properties chart:auto-position="true" style:rotation-angle="90"/>
      <style:text-properties fo:font-size="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dash" draw:stroke-dash="Ultrafine_20_2_20_Dots_20_3_20_Dashes" svg:stroke-width="0.08cm" svg:stroke-color="#4c4c4c" draw:fill-color="#4c4c4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736cm" xlink:href=".." xlink:type="simple" chart:class="chart:line" chart:style-name="ch1">
        <chart:legend chart:legend-position="top" svg:x="6.523cm" svg:y="0.707cm" chart:style-name="ch2"/>
        <chart:plot-area chart:style-name="ch3" table:cell-range-address="Sheet1.AH54:Sheet1.AJ62" chart:data-source-has-labels="both" svg:x="0.768cm" svg:y="1.501cm" svg:width="14.627cm" svg:height="7.137cm">
          <chartooo:coordinate-region svg:x="1.231cm" svg:y="1.501cm" svg:width="13.964cm" svg:height="6.596cm"/>
          <chart:axis chart:dimension="x" chart:name="primary-x" chart:style-name="ch4">
            <chart:title svg:x="7.156cm" svg:y="8.833cm" chart:style-name="ch5">
              <text:p>File Population (Fp)</text:p>
            </chart:title>
            <chart:categories table:cell-range-address="Sheet1.AH55:Sheet1.AH62"/>
          </chart:axis>
          <chart:axis chart:dimension="y" chart:name="primary-y" chart:style-name="ch6">
            <chart:title svg:x="0.029cm" svg:y="5.517cm" chart:style-name="ch7">
              <text:p>Ftavg (h)</text:p>
            </chart:title>
            <chart:grid chart:style-name="ch8" chart:class="major"/>
          </chart:axis>
          <chart:series chart:style-name="ch9" chart:values-cell-range-address="Sheet1.AI55:Sheet1.AI62" chart:label-cell-address="Sheet1.AI54:Sheet1.AI54" chart:class="chart:line">
            <chart:data-point chart:repeated="8"/>
          </chart:series>
          <chart:series chart:style-name="ch10" chart:values-cell-range-address="Sheet1.AJ55:Sheet1.AJ62" chart:label-cell-address="Sheet1.AJ54:Sheet1.AJ5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_delegation</text:p>
                <draw:g>
                  <svg:desc>Sheet1.AI54:Sheet1.AI54</svg:desc>
                </draw:g>
              </table:table-cell>
              <table:table-cell office:value-type="string">
                <text:p>M2MShare</text:p>
                <draw:g>
                  <svg:desc>Sheet1.AJ54:Sheet1.AJ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%</text:p>
                <draw:g>
                  <svg:desc>Sheet1.AH55:Sheet1.AH62</svg:desc>
                </draw:g>
              </table:table-cell>
              <table:table-cell office:value-type="float" office:value="48">
                <text:p>48</text:p>
                <draw:g>
                  <svg:desc>Sheet1.AI55:Sheet1.AI62</svg:desc>
                </draw:g>
              </table:table-cell>
              <table:table-cell office:value-type="float" office:value="31.7854814814815">
                <text:p>31.7854814814815</text:p>
                <draw:g>
                  <svg:desc>Sheet1.AJ55:Sheet1.AJ62</svg:desc>
                </draw:g>
              </table:table-cell>
            </table:table-row>
            <table:table-row>
              <table:table-cell office:value-type="string">
                <text:p>10%</text:p>
              </table:table-cell>
              <table:table-cell office:value-type="float" office:value="26.7188796296296">
                <text:p>26.7188796296296</text:p>
              </table:table-cell>
              <table:table-cell office:value-type="float" office:value="15.6713703703704">
                <text:p>15.6713703703704</text:p>
              </table:table-cell>
            </table:table-row>
            <table:table-row>
              <table:table-cell office:value-type="string">
                <text:p>15%</text:p>
              </table:table-cell>
              <table:table-cell office:value-type="float" office:value="20.9186666666667">
                <text:p>20.9186666666667</text:p>
              </table:table-cell>
              <table:table-cell office:value-type="float" office:value="13.3193611111111">
                <text:p>13.3193611111111</text:p>
              </table:table-cell>
            </table:table-row>
            <table:table-row>
              <table:table-cell office:value-type="string">
                <text:p>20%</text:p>
              </table:table-cell>
              <table:table-cell office:value-type="float" office:value="16.5598518518519">
                <text:p>16.5598518518519</text:p>
              </table:table-cell>
              <table:table-cell office:value-type="float" office:value="12.0648703703704">
                <text:p>12.0648703703704</text:p>
              </table:table-cell>
            </table:table-row>
            <table:table-row>
              <table:table-cell office:value-type="string">
                <text:p>25%</text:p>
              </table:table-cell>
              <table:table-cell office:value-type="float" office:value="15.2494537037037">
                <text:p>15.2494537037037</text:p>
              </table:table-cell>
              <table:table-cell office:value-type="float" office:value="11.6378611111111">
                <text:p>11.6378611111111</text:p>
              </table:table-cell>
            </table:table-row>
            <table:table-row>
              <table:table-cell office:value-type="string">
                <text:p>30%</text:p>
              </table:table-cell>
              <table:table-cell office:value-type="float" office:value="14.1911111111111">
                <text:p>14.1911111111111</text:p>
              </table:table-cell>
              <table:table-cell office:value-type="float" office:value="9.81240740740741">
                <text:p>9.81240740740741</text:p>
              </table:table-cell>
            </table:table-row>
            <table:table-row>
              <table:table-cell office:value-type="string">
                <text:p>35%</text:p>
              </table:table-cell>
              <table:table-cell office:value-type="float" office:value="13.4421296296296">
                <text:p>13.4421296296296</text:p>
              </table:table-cell>
              <table:table-cell office:value-type="float" office:value="9.80915740740741">
                <text:p>9.80915740740741</text:p>
              </table:table-cell>
            </table:table-row>
            <table:table-row>
              <table:table-cell office:value-type="string">
                <text:p>40%</text:p>
              </table:table-cell>
              <table:table-cell office:value-type="float" office:value="12.9453055555556">
                <text:p>12.9453055555556</text:p>
              </table:table-cell>
              <table:table-cell office:value-type="float" office:value="9.7054537037037">
                <text:p>9.70545370370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3" style:family="chart">
      <style:chart-properties chart:symbol-type="automatic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48" chart:reverse-direction="false" text:line-break="false" chart:axis-position="1"/>
      <style:graphic-properties svg:stroke-color="#b3b3b3"/>
      <style:text-properties fo:font-size="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dash" draw:stroke-dash="Ultrafine_20_2_20_Dots_20_3_20_Dashes" svg:stroke-width="0.08cm" svg:stroke-color="#4c4c4c" draw:fill-color="#4c4c4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736cm" xlink:href=".." xlink:type="simple" chart:class="chart:line" chart:style-name="ch1">
        <chart:legend chart:legend-position="top" svg:x="6.523cm" svg:y="0.707cm" chart:style-name="ch2"/>
        <chart:plot-area chart:style-name="ch3" table:cell-range-address="Sheet1.AL54:Sheet1.AN60" chart:data-source-has-labels="both" svg:x="0.768cm" svg:y="1.501cm" svg:width="14.64cm" svg:height="7.137cm">
          <chartooo:coordinate-region svg:x="1.231cm" svg:y="1.501cm" svg:width="13.964cm" svg:height="6.596cm"/>
          <chart:axis chart:dimension="x" chart:name="primary-x" chart:style-name="ch4">
            <chart:categories table:cell-range-address="Sheet1.AL55:Sheet1.AL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M55:Sheet1.AM60" chart:label-cell-address="Sheet1.AM54:Sheet1.AM54" chart:class="chart:line">
            <chart:data-point chart:repeated="6"/>
          </chart:series>
          <chart:series chart:style-name="ch8" chart:values-cell-range-address="Sheet1.AN55:Sheet1.AN60" chart:label-cell-address="Sheet1.AN54:Sheet1.AN54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_delegation</text:p>
                <draw:g>
                  <svg:desc>Sheet1.AM54:Sheet1.AM54</svg:desc>
                </draw:g>
              </table:table-cell>
              <table:table-cell office:value-type="string">
                <text:p>M2MShare</text:p>
                <draw:g>
                  <svg:desc>Sheet1.AN54:Sheet1.AN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</text:p>
                <draw:g>
                  <svg:desc>Sheet1.AL55:Sheet1.AL60</svg:desc>
                </draw:g>
              </table:table-cell>
              <table:table-cell office:value-type="float" office:value="38.5430729166667">
                <text:p>38.5430729166667</text:p>
                <draw:g>
                  <svg:desc>Sheet1.AM55:Sheet1.AM60</svg:desc>
                </draw:g>
              </table:table-cell>
              <table:table-cell office:value-type="float" office:value="31.3815153769841">
                <text:p>31.3815153769841</text:p>
                <draw:g>
                  <svg:desc>Sheet1.AN55:Sheet1.AN60</svg:desc>
                </draw:g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.3092485119048">
                <text:p>28.3092485119048</text:p>
              </table:table-cell>
              <table:table-cell office:value-type="float" office:value="24.5243551587302">
                <text:p>24.524355158730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.6655580357143">
                <text:p>20.6655580357143</text:p>
              </table:table-cell>
              <table:table-cell office:value-type="float" office:value="16.9662152777778">
                <text:p>16.966215277777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6.5137896825397">
                <text:p>16.5137896825397</text:p>
              </table:table-cell>
              <table:table-cell office:value-type="float" office:value="12.6948214285714">
                <text:p>12.694821428571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2.8074007936508">
                <text:p>12.8074007936508</text:p>
              </table:table-cell>
              <table:table-cell office:value-type="float" office:value="10.5110590277778">
                <text:p>10.511059027777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4.2332142857143">
                <text:p>14.2332142857143</text:p>
              </table:table-cell>
              <table:table-cell office:value-type="float" office:value="12.3188409090909">
                <text:p>12.31884090909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3" style:family="chart">
      <style:chart-properties chart:symbol-type="automatic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5" style:family="chart">
      <style:chart-properties chart:auto-position="true" style:rotation-angle="0"/>
      <style:text-properties fo:font-size="6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48" chart:reverse-direction="false" text:line-break="false" chart:axis-position="1"/>
      <style:graphic-properties svg:stroke-color="#b3b3b3"/>
      <style:text-properties fo:font-size="6pt" style:font-size-asian="10pt" style:font-size-complex="10pt"/>
    </style:style>
    <style:style style:name="ch7" style:family="chart">
      <style:chart-properties chart:auto-position="true" style:rotation-angle="90"/>
      <style:text-properties fo:font-size="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dash" draw:stroke-dash="Ultrafine_20_2_20_Dots_20_3_20_Dashes" svg:stroke-width="0.08cm" svg:stroke-color="#4c4c4c" draw:fill-color="#4c4c4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736cm" xlink:href=".." xlink:type="simple" chart:class="chart:line" chart:style-name="ch1">
        <chart:legend chart:legend-position="top" svg:x="6.523cm" svg:y="0.707cm" chart:style-name="ch2"/>
        <chart:plot-area chart:style-name="ch3" table:cell-range-address="Sheet1.AP54:Sheet1.AR60" chart:data-source-has-labels="both" svg:x="0.767cm" svg:y="1.5cm" svg:width="14.64cm" svg:height="7.137cm">
          <chartooo:coordinate-region svg:x="1.23cm" svg:y="1.5cm" svg:width="13.964cm" svg:height="6.596cm"/>
          <chart:axis chart:dimension="x" chart:name="primary-x" chart:style-name="ch4">
            <chart:title svg:x="7.572cm" svg:y="8.832cm" chart:style-name="ch5">
              <text:p>Nodes (N)</text:p>
            </chart:title>
            <chart:categories table:cell-range-address="Sheet1.AP55:Sheet1.AP60"/>
          </chart:axis>
          <chart:axis chart:dimension="y" chart:name="primary-y" chart:style-name="ch6">
            <chart:title svg:x="0.028cm" svg:y="5.516cm" chart:style-name="ch7">
              <text:p>Ftavg (h)</text:p>
            </chart:title>
            <chart:grid chart:style-name="ch8" chart:class="major"/>
          </chart:axis>
          <chart:series chart:style-name="ch9" chart:values-cell-range-address="Sheet1.AQ55:Sheet1.AQ60" chart:label-cell-address="Sheet1.AQ54:Sheet1.AQ54" chart:class="chart:line">
            <chart:data-point chart:repeated="6"/>
          </chart:series>
          <chart:series chart:style-name="ch10" chart:values-cell-range-address="Sheet1.AR55:Sheet1.AR60" chart:label-cell-address="Sheet1.AR54:Sheet1.AR54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_delegation</text:p>
                <draw:g>
                  <svg:desc>Sheet1.AQ54:Sheet1.AQ54</svg:desc>
                </draw:g>
              </table:table-cell>
              <table:table-cell office:value-type="string">
                <text:p>M2MShare</text:p>
                <draw:g>
                  <svg:desc>Sheet1.AR54:Sheet1.AR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</text:p>
                <draw:g>
                  <svg:desc>Sheet1.AP55:Sheet1.AP60</svg:desc>
                </draw:g>
              </table:table-cell>
              <table:table-cell office:value-type="float" office:value="19.9855934343434">
                <text:p>19.9855934343434</text:p>
                <draw:g>
                  <svg:desc>Sheet1.AQ55:Sheet1.AQ60</svg:desc>
                </draw:g>
              </table:table-cell>
              <table:table-cell office:value-type="float" office:value="16.6052449494949">
                <text:p>16.6052449494949</text:p>
                <draw:g>
                  <svg:desc>Sheet1.AR55:Sheet1.AR60</svg:desc>
                </draw:g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.6012803030303">
                <text:p>18.6012803030303</text:p>
              </table:table-cell>
              <table:table-cell office:value-type="float" office:value="17.5696565656566">
                <text:p>17.569656565656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.4068636363636">
                <text:p>12.4068636363636</text:p>
              </table:table-cell>
              <table:table-cell office:value-type="float" office:value="11.7267929292929">
                <text:p>11.726792929292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.72154545454545">
                <text:p>9.72154545454545</text:p>
              </table:table-cell>
              <table:table-cell office:value-type="float" office:value="9.05632828282828">
                <text:p>9.0563282828282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.14941666666667">
                <text:p>8.14941666666667</text:p>
              </table:table-cell>
              <table:table-cell office:value-type="float" office:value="7.36723484848485">
                <text:p>7.3672348484848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.12065151515152">
                <text:p>9.12065151515152</text:p>
              </table:table-cell>
              <table:table-cell office:value-type="float" office:value="8.1560404040404">
                <text:p>8.156040404040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3" style:family="chart">
      <style:chart-properties chart:symbol-type="automatic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48" chart:reverse-direction="false" text:line-break="false" chart:axis-position="1"/>
      <style:graphic-properties svg:stroke-color="#b3b3b3"/>
      <style:text-properties fo:font-size="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dash" draw:stroke-dash="Ultrafine_20_2_20_Dots_20_3_20_Dashes" svg:stroke-width="0.08cm" svg:stroke-color="#4c4c4c" draw:fill-color="#4c4c4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736cm" xlink:href=".." xlink:type="simple" chart:class="chart:line" chart:style-name="ch1">
        <chart:legend chart:legend-position="top" svg:x="6.523cm" svg:y="0.707cm" chart:style-name="ch2"/>
        <chart:plot-area chart:style-name="ch3" table:cell-range-address="Sheet1.AT54:Sheet1.AV60" chart:data-source-has-labels="both" svg:x="0.767cm" svg:y="1.5cm" svg:width="14.64cm" svg:height="7.137cm">
          <chartooo:coordinate-region svg:x="1.23cm" svg:y="1.5cm" svg:width="13.964cm" svg:height="6.596cm"/>
          <chart:axis chart:dimension="x" chart:name="primary-x" chart:style-name="ch4">
            <chart:categories table:cell-range-address="Sheet1.AT55:Sheet1.AT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U55:Sheet1.AU60" chart:label-cell-address="Sheet1.AU54:Sheet1.AU54" chart:class="chart:line">
            <chart:data-point chart:repeated="6"/>
          </chart:series>
          <chart:series chart:style-name="ch8" chart:values-cell-range-address="Sheet1.AV55:Sheet1.AV60" chart:label-cell-address="Sheet1.AV54:Sheet1.AV54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_delegation</text:p>
                <draw:g>
                  <svg:desc>Sheet1.AU54:Sheet1.AU54</svg:desc>
                </draw:g>
              </table:table-cell>
              <table:table-cell office:value-type="string">
                <text:p>M2MShare</text:p>
                <draw:g>
                  <svg:desc>Sheet1.AV54:Sheet1.AV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</text:p>
                <draw:g>
                  <svg:desc>Sheet1.AT55:Sheet1.AT60</svg:desc>
                </draw:g>
              </table:table-cell>
              <table:table-cell office:value-type="float" office:value="14.4577676767677">
                <text:p>14.4577676767677</text:p>
                <draw:g>
                  <svg:desc>Sheet1.AU55:Sheet1.AU60</svg:desc>
                </draw:g>
              </table:table-cell>
              <table:table-cell office:value-type="float" office:value="13.3331994949495">
                <text:p>13.3331994949495</text:p>
                <draw:g>
                  <svg:desc>Sheet1.AV55:Sheet1.AV60</svg:desc>
                </draw:g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.542202020202">
                <text:p>15.542202020202</text:p>
              </table:table-cell>
              <table:table-cell office:value-type="float" office:value="15.0983939393939">
                <text:p>15.098393939393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.4488282828283">
                <text:p>10.4488282828283</text:p>
              </table:table-cell>
              <table:table-cell office:value-type="float" office:value="10.6175631313131">
                <text:p>10.617563131313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.95269191919192">
                <text:p>8.95269191919192</text:p>
              </table:table-cell>
              <table:table-cell office:value-type="float" office:value="8.30381060606061">
                <text:p>8.3038106060606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.81174747474747">
                <text:p>6.81174747474747</text:p>
              </table:table-cell>
              <table:table-cell office:value-type="float" office:value="6.55127525252525">
                <text:p>6.5512752525252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.75883838383838">
                <text:p>7.75883838383838</text:p>
              </table:table-cell>
              <table:table-cell office:value-type="float" office:value="7.24376262626263">
                <text:p>7.243762626262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6pt" style:font-size-asian="10pt" style:font-size-complex="10pt"/>
    </style:style>
    <style:style style:name="ch3" style:family="chart">
      <style:chart-properties chart:symbol-type="automatic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6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48" chart:reverse-direction="false" text:line-break="false" chart:axis-position="1"/>
      <style:graphic-properties svg:stroke-color="#b3b3b3"/>
      <style:text-properties fo:font-size="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dash" draw:stroke-dash="Ultrafine_20_2_20_Dots_20_3_20_Dashes" svg:stroke-width="0.08cm" svg:stroke-color="#666666" draw:fill-color="#66666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736cm" xlink:href=".." xlink:type="simple" chart:class="chart:line" chart:style-name="ch1">
        <chart:legend chart:legend-position="top" svg:x="6.523cm" svg:y="0.707cm" chart:style-name="ch2"/>
        <chart:plot-area chart:style-name="ch3" table:cell-range-address="Sheet1.AT66:Sheet1.AV72" chart:data-source-has-labels="both" svg:x="0.767cm" svg:y="1.5cm" svg:width="14.64cm" svg:height="7.137cm">
          <chartooo:coordinate-region svg:x="1.23cm" svg:y="1.5cm" svg:width="13.964cm" svg:height="6.596cm"/>
          <chart:axis chart:dimension="x" chart:name="primary-x" chart:style-name="ch4">
            <chart:categories table:cell-range-address="Sheet1.AT67:Sheet1.AT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U67:Sheet1.AU72" chart:label-cell-address="Sheet1.AU66:Sheet1.AU66" chart:class="chart:line">
            <chart:data-point chart:repeated="6"/>
          </chart:series>
          <chart:series chart:style-name="ch8" chart:values-cell-range-address="Sheet1.AV67:Sheet1.AV72" chart:label-cell-address="Sheet1.AV66:Sheet1.AV66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_delegation</text:p>
                <draw:g>
                  <svg:desc>Sheet1.AU66:Sheet1.AU66</svg:desc>
                </draw:g>
              </table:table-cell>
              <table:table-cell office:value-type="string">
                <text:p>M2MShare</text:p>
                <draw:g>
                  <svg:desc>Sheet1.AV66:Sheet1.AV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</text:p>
                <draw:g>
                  <svg:desc>Sheet1.AT67:Sheet1.AT72</svg:desc>
                </draw:g>
              </table:table-cell>
              <table:table-cell office:value-type="float" office:value="26.6810027777778">
                <text:p>26.6810027777778</text:p>
                <draw:g>
                  <svg:desc>Sheet1.AU67:Sheet1.AU72</svg:desc>
                </draw:g>
              </table:table-cell>
              <table:table-cell office:value-type="float" office:value="23.3932583333333">
                <text:p>23.3932583333333</text:p>
                <draw:g>
                  <svg:desc>Sheet1.AV67:Sheet1.AV72</svg:desc>
                </draw:g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.1064115646259">
                <text:p>24.1064115646259</text:p>
              </table:table-cell>
              <table:table-cell office:value-type="float" office:value="19.3350255102041">
                <text:p>19.335025510204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.6479875283447">
                <text:p>15.6479875283447</text:p>
              </table:table-cell>
              <table:table-cell office:value-type="float" office:value="12.3267942176871">
                <text:p>12.326794217687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.7756972789116">
                <text:p>12.7756972789116</text:p>
              </table:table-cell>
              <table:table-cell office:value-type="float" office:value="10.8374178004535">
                <text:p>10.837417800453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0.9159467120181">
                <text:p>10.9159467120181</text:p>
              </table:table-cell>
              <table:table-cell office:value-type="float" office:value="9.74743197278912">
                <text:p>9.7474319727891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.4431018518519">
                <text:p>11.4431018518519</text:p>
              </table:table-cell>
              <table:table-cell office:value-type="float" office:value="9.59116608796296">
                <text:p>9.5911660879629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